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4.54mm"/>
    </style:style>
    <style:style style:name="co2" style:family="table-column">
      <style:table-column-properties fo:break-before="auto" style:column-width="109.47mm"/>
    </style:style>
    <style:style style:name="co3" style:family="table-column">
      <style:table-column-properties fo:break-before="auto" style:column-width="51.47mm"/>
    </style:style>
    <style:style style:name="co4" style:family="table-column">
      <style:table-column-properties fo:break-before="auto" style:column-width="53.38mm"/>
    </style:style>
    <style:style style:name="co5" style:family="table-column">
      <style:table-column-properties fo:break-before="auto" style:column-width="50.64mm"/>
    </style:style>
    <style:style style:name="co6"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fo:border="none"/>
      <style:text-properties fo:color="#ffffff" style:text-outline="false" style:text-line-through-style="none" style:text-line-through-type="none" style:font-name="Arial" fo:font-size="14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ddddd"/>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fff" style:vertical-align="to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affea" style:vertical-align="to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00">
      <style:table-cell-properties fo:background-color="#eaffea" style:vertical-align="to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background-color="#ffffff" style:vertical-align="to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7"/>
        <table:table-column table:style-name="co4" table:default-cell-style-name="Default"/>
        <table:table-column table:style-name="co6" table:number-columns-repeated="4" table:default-cell-style-name="Default"/>
        <table:table-row table:style-name="ro1">
          <table:table-cell table:style-name="ce1" office:value-type="string" calcext:value-type="string" table:number-columns-spanned="11" table:number-rows-spanned="1">
            <text:p>YouTube Playlist Export</text:p>
          </table:table-cell>
          <table:covered-table-cell table:number-columns-repeated="5" table:style-name="Default"/>
          <table:covered-table-cell table:number-columns-repeated="5"/>
        </table:table-row>
        <table:table-row table:style-name="ro2">
          <table:table-cell table:style-name="ce2" office:value-type="string" calcext:value-type="string">
            <text:p>Published Date</text:p>
          </table:table-cell>
          <table:table-cell table:style-name="ce2" office:value-type="string" calcext:value-type="string">
            <text:p>Video URL</text:p>
          </table:table-cell>
          <table:table-cell table:style-name="ce2" office:value-type="string" calcext:value-type="string">
            <text:p>Channel</text:p>
          </table:table-cell>
          <table:table-cell table:style-name="ce2" office:value-type="string" calcext:value-type="string">
            <text:p>Title</text:p>
          </table:table-cell>
          <table:table-cell table:style-name="ce2" office:value-type="string" calcext:value-type="string">
            <text:p>Description</text:p>
          </table:table-cell>
          <table:table-cell table:number-columns-repeated="6"/>
        </table:table-row>
        <table:table-row table:style-name="ro2">
          <table:table-cell table:style-name="ce3" office:value-type="string" calcext:value-type="string">
            <text:p>7/22/2018 7:00:22 PM</text:p>
          </table:table-cell>
          <table:table-cell office:value-type="string" calcext:value-type="string">
            <text:p>https://www.youtube.com/watch?v=af9qXLrPadA</text:p>
          </table:table-cell>
          <table:table-cell office:value-type="string" calcext:value-type="string">
            <text:p>Ben Lionel Scott</text:p>
          </table:table-cell>
          <table:table-cell office:value-type="string" calcext:value-type="string">
            <text:p>FEAR - Best Motivational Video</text:p>
          </table:table-cell>
          <table:table-cell office:value-type="string" calcext:value-type="string">
            <text:p>http://benlionelscott.com/subscribe 👈 Download this video or audio version by subscribing on PayPal. First month is free! Cancel anytime. Follow on Instagram for daily motivational videos &amp; photos: http://benlionelscott.com/IG   ...   Edited by: @benlionelscott Spoken by: Will Smith, Jocko Willink, Greg Plitt Footage by: Aldo Ricci, Bryce Wymer, SixtyFourFilms, Frederick Gomoll, Familia Films, SCANable Music: Really Slow Motion - Faux Power</text:p>
          </table:table-cell>
          <table:table-cell table:number-columns-repeated="6"/>
        </table:table-row>
        <table:table-row table:style-name="ro2">
          <table:table-cell table:style-name="ce4" office:value-type="string" calcext:value-type="string">
            <text:p>7/18/2018 7:00:24 PM</text:p>
          </table:table-cell>
          <table:table-cell table:style-name="ce4" office:value-type="string" calcext:value-type="string">
            <text:p>https://www.youtube.com/watch?v=7aQyxjBZmJk</text:p>
          </table:table-cell>
          <table:table-cell table:style-name="ce4" office:value-type="string" calcext:value-type="string">
            <text:p>Ben Lionel Scott</text:p>
          </table:table-cell>
          <table:table-cell table:style-name="ce4" office:value-type="string" calcext:value-type="string">
            <text:p>KEEP COMING BACK - Powerful Motivational Video</text:p>
          </table:table-cell>
          <table:table-cell table:style-name="ce4" office:value-type="string" calcext:value-type="string">
            <text:p>http://benlionelscott.com/subscribe 👈 Download this video or audio version by subscribing on PayPal. First month is free! Cancel anytime. Follow on Instagram for daily motivational videos &amp; photos: http://benlionelscott.com/IG   ...   Edited by: @benlionelscott Spoken by: Les Brown Music: Hans Zimmer - Time (Prince of Orchestration Cover) ㅤ</text:p>
          </table:table-cell>
          <table:table-cell table:number-columns-repeated="6"/>
        </table:table-row>
        <table:table-row table:style-name="ro2">
          <table:table-cell table:style-name="ce3" office:value-type="string" calcext:value-type="string">
            <text:p>7/15/2018 6:14:50 PM</text:p>
          </table:table-cell>
          <table:table-cell office:value-type="string" calcext:value-type="string">
            <text:p>https://www.youtube.com/watch?v=YVpqnMrwZso</text:p>
          </table:table-cell>
          <table:table-cell office:value-type="string" calcext:value-type="string">
            <text:p>Ben Lionel Scott</text:p>
          </table:table-cell>
          <table:table-cell office:value-type="string" calcext:value-type="string">
            <text:p>FAIL - Best Motivational Video</text:p>
          </table:table-cell>
          <table:table-cell office:value-type="string" calcext:value-type="string">
            <text:p>http://benlionelscott.com/subscribe 👈 Download this video or audio version by subscribing on PayPal. First month is free! Cancel anytime. Follow on Instagram for daily motivational videos &amp; photos: http://benlionelscott.com/IG   ...   Edited by: @benlionelscott Spoken by: Sylvester Stallone, Jamie Dimon, Tim Grover, Bishop T.D. Jakes, David Goggins, Eric Thomas Footage by: Air Jordan, Lionsgate, Ross Cohen, New Land Media, Animal Studio, Daniel Govia &amp; Adrian Nguyen, Eva Le Hémonet HVH Productions Music: Capo Productions - Triumph ㅤ</text:p>
          </table:table-cell>
          <table:table-cell table:number-columns-repeated="6"/>
        </table:table-row>
        <table:table-row table:style-name="ro2">
          <table:table-cell office:value-type="string" calcext:value-type="string">
            <text:p>7/11/2018 7:00:26 PM</text:p>
          </table:table-cell>
          <table:table-cell table:style-name="ce4" office:value-type="string" calcext:value-type="string">
            <text:p>https://www.youtube.com/watch?v=yBrRpb8aLwk</text:p>
          </table:table-cell>
          <table:table-cell table:style-name="ce4" office:value-type="string" calcext:value-type="string">
            <text:p>Ben Lionel Scott</text:p>
          </table:table-cell>
          <table:table-cell table:style-name="ce4" office:value-type="string" calcext:value-type="string">
            <text:p>YOUR VALUE - Powerful Motivational Speech</text:p>
          </table:table-cell>
          <table:table-cell table:style-name="ce4" office:value-type="string" calcext:value-type="string">
            <text:p>Spoken by Jeremy Anderson: https://www.jeremyanderson.org http://benlionelscott.com/subscribe 👈 Download this video or audio version by subscribing on PayPal. First month is free! Cancel anytime. Follow on Instagram for daily motivational videos &amp; photos: http://benlionelscott.com/IG   ...   Edited by: @benlionelscott Spoken by: Jeremy Anderson https://www.youtube.com/user/jeremyanderson1000 Music: Bruferr Beatz - The End</text:p>
          </table:table-cell>
          <table:table-cell table:number-columns-repeated="6"/>
        </table:table-row>
        <table:table-row table:style-name="ro2">
          <table:table-cell table:style-name="ce6" office:value-type="string" calcext:value-type="string">
            <text:p>7/8/2018 7:00:29 PM</text:p>
          </table:table-cell>
          <table:table-cell office:value-type="string" calcext:value-type="string">
            <text:p>https://www.youtube.com/watch?v=vVwAANdbMsI</text:p>
          </table:table-cell>
          <table:table-cell office:value-type="string" calcext:value-type="string">
            <text:p>Ben Lionel Scott</text:p>
          </table:table-cell>
          <table:table-cell office:value-type="string" calcext:value-type="string">
            <text:p>WEAKNESS - Best Motivational Video</text:p>
          </table:table-cell>
          <table:table-cell office:value-type="string" calcext:value-type="string">
            <text:p>http://benlionelscott.com/subscribe 👈 Download this video or audio version by subscribing on PayPal. First month is free! Cancel anytime. Follow on Instagram for daily motivational videos &amp; photos: http://benlionelscott.com/IG   ...   Edited by: @benlionelscott Spoken by: Jocko Willink, Barrack Obama, Eric Thomas, Bishop T.D. Jakes Footage by: Foss Productions, Navarro Aydemir, Pellino, Hatch Content, Foss Productions, Smider, David Dang, Keenan Wetzel, The Loft Films Shanghai Music: Really Slow Motion &amp; Giant Apes - War Is Just Beginning</text:p>
          </table:table-cell>
          <table:table-cell table:number-columns-repeated="6"/>
        </table:table-row>
        <table:table-row table:style-name="ro2">
          <table:table-cell office:value-type="string" calcext:value-type="string">
            <text:p>7/4/2018 7:00:24 PM</text:p>
          </table:table-cell>
          <table:table-cell table:style-name="ce4" office:value-type="string" calcext:value-type="string">
            <text:p>https://www.youtube.com/watch?v=fFalmesXWMY</text:p>
          </table:table-cell>
          <table:table-cell table:style-name="ce4" office:value-type="string" calcext:value-type="string">
            <text:p>Ben Lionel Scott</text:p>
          </table:table-cell>
          <table:table-cell table:style-name="ce4" office:value-type="string" calcext:value-type="string">
            <text:p>COURAGE - Powerful Motivational Speech</text:p>
          </table:table-cell>
          <table:table-cell table:style-name="ce4" office:value-type="string" calcext:value-type="string">
            <text:p>http://benlionelscott.com/subscribe 👈 Download this video or audio version by subscribing on PayPal. First month is free! Cancel anytime. Follow on Instagram for daily motivational videos &amp; photos: http://benlionelscott.com/IG   ...   Edited by: @benlionelscott Spoken by: Bishop T.D. Jakes Music: Misery - Moonlight</text:p>
          </table:table-cell>
          <table:table-cell table:number-columns-repeated="6"/>
        </table:table-row>
        <table:table-row table:style-name="ro2">
          <table:table-cell table:style-name="ce6" office:value-type="string" calcext:value-type="string">
            <text:p>7/1/2018 8:54:47 PM</text:p>
          </table:table-cell>
          <table:table-cell office:value-type="string" calcext:value-type="string">
            <text:p>https://www.youtube.com/watch?v=qoI3eCWTj48</text:p>
          </table:table-cell>
          <table:table-cell office:value-type="string" calcext:value-type="string">
            <text:p>Ben Lionel Scott</text:p>
          </table:table-cell>
          <table:table-cell office:value-type="string" calcext:value-type="string">
            <text:p>HOLD THE LINE - Best Motivational Video</text:p>
          </table:table-cell>
          <table:table-cell office:value-type="string" calcext:value-type="string">
            <text:p>http://benlionelscott.com/subscribe 👈 Download this video or audio version by subscribing on PayPal. First month is free! Cancel anytime. Follow on Instagram for daily motivational videos &amp; photos: http://benlionelscott.com/IG   ...   Edited by: @benlionelscott Spoken by: Jocko Willink, Tony Robbins, Tyler Perry, Les Brown Music: Really Slow Motion &amp; Giant Apes - Carved Of Stone</text:p>
          </table:table-cell>
          <table:table-cell table:number-columns-repeated="6"/>
        </table:table-row>
        <table:table-row table:style-name="ro2">
          <table:table-cell table:style-name="ce4" office:value-type="string" calcext:value-type="string">
            <text:p>6/27/2018 6:49:40 PM</text:p>
          </table:table-cell>
          <table:table-cell table:style-name="ce4" office:value-type="string" calcext:value-type="string">
            <text:p>https://www.youtube.com/watch?v=YMwHQHXdUGk</text:p>
          </table:table-cell>
          <table:table-cell table:style-name="ce4" office:value-type="string" calcext:value-type="string">
            <text:p>Ben Lionel Scott</text:p>
          </table:table-cell>
          <table:table-cell table:style-name="ce4" office:value-type="string" calcext:value-type="string">
            <text:p>EVERY SECOND COUNTS - Powerful Motivational Video</text:p>
          </table:table-cell>
          <table:table-cell table:style-name="ce4" office:value-type="string" calcext:value-type="string">
            <text:p>http://benlionelscott.com/subscribe 👈 Download this video or audio version by subscribing on PayPal. First month is free! Cancel anytime. Follow on Instagram for daily motivational videos &amp; photos: http://benlionelscott.com/IG   ...   Edited by: @benlionelscott Spoken by: Jocko Willink, Denzel Washington, Art Williams Music: Mitchell Broom - Redemption</text:p>
          </table:table-cell>
          <table:table-cell table:number-columns-repeated="6"/>
        </table:table-row>
        <table:table-row table:style-name="ro2">
          <table:table-cell table:style-name="ce3" office:value-type="string" calcext:value-type="string">
            <text:p>6/24/2018 6:36:02 PM</text:p>
          </table:table-cell>
          <table:table-cell office:value-type="string" calcext:value-type="string">
            <text:p>https://www.youtube.com/watch?v=9qNU-lvPXKw</text:p>
          </table:table-cell>
          <table:table-cell office:value-type="string" calcext:value-type="string">
            <text:p>Ben Lionel Scott</text:p>
          </table:table-cell>
          <table:table-cell office:value-type="string" calcext:value-type="string">
            <text:p>PERSEVERE - Best Motivational Video</text:p>
          </table:table-cell>
          <table:table-cell office:value-type="string" calcext:value-type="string">
            <text:p>http://benlionelscott.com/subscribe 👈 Download this video or audio version by subscribing on PayPal. First month is free! Cancel anytime. http://benlionelscott.com/IG 👈 Follow on Instagram for daily motivational videos &amp; photos   Music Really Slow Motion &amp; Giant Apes - Who Watches The Heroes Speakers Barrack Obama Joel Osteen Les Brown Eric Thomas</text:p>
          </table:table-cell>
          <table:table-cell table:number-columns-repeated="6"/>
        </table:table-row>
        <table:table-row table:style-name="ro2">
          <table:table-cell table:style-name="ce4" office:value-type="string" calcext:value-type="string">
            <text:p>6/20/2018 7:17:12 PM</text:p>
          </table:table-cell>
          <table:table-cell table:style-name="ce4" office:value-type="string" calcext:value-type="string">
            <text:p>https://www.youtube.com/watch?v=qp3AtwfvvZE</text:p>
          </table:table-cell>
          <table:table-cell table:style-name="ce4" office:value-type="string" calcext:value-type="string">
            <text:p>Ben Lionel Scott</text:p>
          </table:table-cell>
          <table:table-cell table:style-name="ce4" office:value-type="string" calcext:value-type="string">
            <text:p>WHAT'S YOUR WHY? - Motivational Video</text:p>
          </table:table-cell>
          <table:table-cell table:style-name="ce4"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3" office:value-type="string" calcext:value-type="string">
            <text:p>6/20/2018 7:17:08 PM</text:p>
          </table:table-cell>
          <table:table-cell office:value-type="string" calcext:value-type="string">
            <text:p>https://www.youtube.com/watch?v=KfDtQbZdvF4</text:p>
          </table:table-cell>
          <table:table-cell office:value-type="string" calcext:value-type="string">
            <text:p>Ben Lionel Scott</text:p>
          </table:table-cell>
          <table:table-cell office:value-type="string" calcext:value-type="string">
            <text:p>EFFORT - Motivational Video</text:p>
          </table:table-cell>
          <table:table-cell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4" office:value-type="string" calcext:value-type="string">
            <text:p>6/20/2018 7:17:02 PM</text:p>
          </table:table-cell>
          <table:table-cell table:style-name="ce4" office:value-type="string" calcext:value-type="string">
            <text:p>https://www.youtube.com/watch?v=ymOdbWIfnco</text:p>
          </table:table-cell>
          <table:table-cell table:style-name="ce4" office:value-type="string" calcext:value-type="string">
            <text:p>Ben Lionel Scott</text:p>
          </table:table-cell>
          <table:table-cell table:style-name="ce4" office:value-type="string" calcext:value-type="string">
            <text:p>Greg Plitt - Time (Motivational Video)</text:p>
          </table:table-cell>
          <table:table-cell table:style-name="ce4"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3" office:value-type="string" calcext:value-type="string">
            <text:p>6/20/2018 7:08:14 PM</text:p>
          </table:table-cell>
          <table:table-cell office:value-type="string" calcext:value-type="string">
            <text:p>https://www.youtube.com/watch?v=3rHkGy9JfCs</text:p>
          </table:table-cell>
          <table:table-cell office:value-type="string" calcext:value-type="string">
            <text:p>Ben Lionel Scott</text:p>
          </table:table-cell>
          <table:table-cell office:value-type="string" calcext:value-type="string">
            <text:p>HOLD ON TO YOUR DREAM - Best Motivational Video</text:p>
          </table:table-cell>
          <table:table-cell office:value-type="string" calcext:value-type="string">
            <text:p>http://benlionelscott.com/subscribe 👈 Download this video or audio version by subscribing on PayPal. First month is free! Cancel anytime. http://benlionelscott.com/IG 👈 Follow on Instagram for daily motivational videos &amp; photos   Music Misery - For Her Speakers Oprah Winfrey Arnold Schwarzenegger Eric Thomas Howard Schultz Jocko Willink Al Pacino Matt Damon Martin Luther King</text:p>
          </table:table-cell>
          <table:table-cell table:number-columns-repeated="6"/>
        </table:table-row>
        <table:table-row table:style-name="ro2">
          <table:table-cell table:style-name="ce4" office:value-type="string" calcext:value-type="string">
            <text:p>6/17/2018 7:19:10 PM</text:p>
          </table:table-cell>
          <table:table-cell table:style-name="ce4" office:value-type="string" calcext:value-type="string">
            <text:p>https://www.youtube.com/watch?v=LHFRgx0fIeU</text:p>
          </table:table-cell>
          <table:table-cell table:style-name="ce4" office:value-type="string" calcext:value-type="string">
            <text:p>Ben Lionel Scott</text:p>
          </table:table-cell>
          <table:table-cell table:style-name="ce4" office:value-type="string" calcext:value-type="string">
            <text:p>NEVER SURRENDER - Powerful Motivational Video</text:p>
          </table:table-cell>
          <table:table-cell table:style-name="ce4" office:value-type="string" calcext:value-type="string">
            <text:p>http://benlionelscott.com/subscribe 👈 Download this video or audio version by subscribing on PayPal. First month is free! Cancel anytime. Download this video and audio: http://benlionelscott.com/p/?v=LHFRgx0fIeU http://benlionelscott.com/IG 👈 Follow on Instagram for daily motivational videos &amp; photos   Music Mark Petrie - Kara Kul Speakers Jocko Willink Les Brown Eric Thomas</text:p>
          </table:table-cell>
          <table:table-cell table:number-columns-repeated="6"/>
        </table:table-row>
        <table:table-row table:style-name="ro2">
          <table:table-cell table:style-name="ce3" office:value-type="string" calcext:value-type="string">
            <text:p>6/13/2018 7:15:23 PM</text:p>
          </table:table-cell>
          <table:table-cell office:value-type="string" calcext:value-type="string">
            <text:p>https://www.youtube.com/watch?v=2aT5IuoulCY</text:p>
          </table:table-cell>
          <table:table-cell office:value-type="string" calcext:value-type="string">
            <text:p>Ben Lionel Scott</text:p>
          </table:table-cell>
          <table:table-cell office:value-type="string" calcext:value-type="string">
            <text:p>REFUSE FAILURE - Best Motivational Video</text:p>
          </table:table-cell>
          <table:table-cell office:value-type="string" calcext:value-type="string">
            <text:p>http://benlionelscott.com/subscribe 👈 Download this video or audio version by subscribing on PayPal. First month is free! Cancel anytime. Download this video and audio: http://benlionelscott.com/p/?v=2aT5IuoulCY http://benlionelscott.com/IG 👈 Follow on Instagram for daily motivational videos &amp; photos   Music Misery - Flowers Speakers Eric Thomas John Maxwell Les Brown</text:p>
          </table:table-cell>
          <table:table-cell table:number-columns-repeated="6"/>
        </table:table-row>
        <table:table-row table:style-name="ro2">
          <table:table-cell office:value-type="string" calcext:value-type="string">
            <text:p>6/10/2018 6:55:01 PM</text:p>
          </table:table-cell>
          <table:table-cell table:style-name="ce4" office:value-type="string" calcext:value-type="string">
            <text:p>https://www.youtube.com/watch?v=wnHW6o8WMas</text:p>
          </table:table-cell>
          <table:table-cell table:style-name="ce4" office:value-type="string" calcext:value-type="string">
            <text:p>Ben Lionel Scott</text:p>
          </table:table-cell>
          <table:table-cell table:style-name="ce4" office:value-type="string" calcext:value-type="string">
            <text:p>NO EXCUSES - Best Motivational Video</text:p>
          </table:table-cell>
          <table:table-cell table:style-name="ce4" office:value-type="string" calcext:value-type="string">
            <text:p>http://benlionelscott.com/subscribe 👈 Download this video or audio version by subscribing on PayPal. First month is free! Cancel anytime. Download this video and audio: http://benlionelscott.com/p/?v=wnHW6o8WMas http://benlionelscott.com/IG 👈 Follow on Instagram for daily motivational videos &amp; photos   Music Linkin Park - In The End (Tommee Profitt Cover) Speakers Jocko Willink Tyrese Gibson John Maxwell Eric Thomas</text:p>
          </table:table-cell>
          <table:table-cell table:number-columns-repeated="6"/>
        </table:table-row>
        <table:table-row table:style-name="ro2">
          <table:table-cell table:style-name="ce6" office:value-type="string" calcext:value-type="string">
            <text:p>6/5/2018 7:05:53 PM</text:p>
          </table:table-cell>
          <table:table-cell office:value-type="string" calcext:value-type="string">
            <text:p>https://www.youtube.com/watch?v=OAxGHLleK2w</text:p>
          </table:table-cell>
          <table:table-cell office:value-type="string" calcext:value-type="string">
            <text:p>Ben Lionel Scott</text:p>
          </table:table-cell>
          <table:table-cell office:value-type="string" calcext:value-type="string">
            <text:p>GRIND - Powerful Motivational Video</text:p>
          </table:table-cell>
          <table:table-cell office:value-type="string" calcext:value-type="string">
            <text:p>http://benlionelscott.com/subscribe 👈 Download this video or audio version by subscribing on PayPal. First month is free! Cancel anytime. Download this video and audio: http://benlionelscott.com/p/?v=OAxGHLleK2w http://benlionelscott.com/IG 👈 Follow on Instagram for daily motivational videos &amp; photos   Music Factor Eight - Life Is But A Dream Speakers Jocko Willink Eric Thomas</text:p>
          </table:table-cell>
          <table:table-cell table:number-columns-repeated="6"/>
        </table:table-row>
        <table:table-row table:style-name="ro2">
          <table:table-cell office:value-type="string" calcext:value-type="string">
            <text:p>6/3/2018 5:49:08 PM</text:p>
          </table:table-cell>
          <table:table-cell table:style-name="ce4" office:value-type="string" calcext:value-type="string">
            <text:p>https://www.youtube.com/watch?v=JMhyb7vyncI</text:p>
          </table:table-cell>
          <table:table-cell table:style-name="ce4" office:value-type="string" calcext:value-type="string">
            <text:p>Ben Lionel Scott</text:p>
          </table:table-cell>
          <table:table-cell table:style-name="ce4" office:value-type="string" calcext:value-type="string">
            <text:p>STAND UP TO LIFE - Best Motivational Video</text:p>
          </table:table-cell>
          <table:table-cell table:style-name="ce4" office:value-type="string" calcext:value-type="string">
            <text:p>http://benlionelscott.com/subscribe 👈 Download this video or audio version by subscribing on PayPal. First month is free! Cancel anytime. InspireGrowProsper is designed to help you get what many of the worlds most successful entrepreneurs have - traffic &amp; conversions to their site/blog. Over 250,000 have joined. Watch Over The Shoulder As We Also Take a Brand New Campaign From Zero To $10,000... $100,000... and even $1,000,000 Create your profile and supercharge your business here ► http://inspiregrowprosper.com/blscott   Download this video and audio: http://benlionelscott.com/p?v=JMhyb7vyncI http://benlionelscott.com/IG 👈 Follow on Instagram for daily motivational videos &amp; photos   Music Secession Studios - Double Rainbows Speakers Steve Harvey Les Brown Rick Rigsby Jack O'Connell</text:p>
          </table:table-cell>
          <table:table-cell table:number-columns-repeated="6"/>
        </table:table-row>
        <table:table-row table:style-name="ro2">
          <table:table-cell table:style-name="ce3" office:value-type="string" calcext:value-type="string">
            <text:p>5/29/2018 6:57:40 PM</text:p>
          </table:table-cell>
          <table:table-cell office:value-type="string" calcext:value-type="string">
            <text:p>https://www.youtube.com/watch?v=PdjHG_bGKhk</text:p>
          </table:table-cell>
          <table:table-cell office:value-type="string" calcext:value-type="string">
            <text:p>Ben Lionel Scott</text:p>
          </table:table-cell>
          <table:table-cell office:value-type="string" calcext:value-type="string">
            <text:p>RESILIENT - Best Motivational Video</text:p>
          </table:table-cell>
          <table:table-cell office:value-type="string" calcext:value-type="string">
            <text:p>InspireGrowProsper is designed to help you get what many of the worlds most successful entrepreneurs have - traffic &amp; conversions to their site/blog. Over 250,000 have joined. Watch Over The Shoulder As We Also Take a Brand New Campaign From Zero To $10,000... $100,000... and even $1,000,000 Create your profile and supercharge your business here ► http://inspiregrowprosper.com/blscott   Download this video and audio: http://benlionelscott.com/p/?v=PdjHG_bGKhk http://benlionelscott.com/IG 👈 Follow on Instagram for daily motivational videos &amp; photos   Music Really Slow Motion Collapsing Universe Of Mist and Magic Speakers Jocko Willink Eric Thomas Les Brown</text:p>
          </table:table-cell>
          <table:table-cell table:number-columns-repeated="6"/>
        </table:table-row>
        <table:table-row table:style-name="ro2">
          <table:table-cell table:style-name="ce4" office:value-type="string" calcext:value-type="string">
            <text:p>5/27/2018 6:28:17 PM</text:p>
          </table:table-cell>
          <table:table-cell table:style-name="ce4" office:value-type="string" calcext:value-type="string">
            <text:p>https://www.youtube.com/watch?v=0Bpoh92TQ9g</text:p>
          </table:table-cell>
          <table:table-cell table:style-name="ce4" office:value-type="string" calcext:value-type="string">
            <text:p>Ben Lionel Scott</text:p>
          </table:table-cell>
          <table:table-cell table:style-name="ce4" office:value-type="string" calcext:value-type="string">
            <text:p>BECOME THE BEST - Powerful Motivational Video</text:p>
          </table:table-cell>
          <table:table-cell table:style-name="ce4" office:value-type="string" calcext:value-type="string">
            <text:p>http://benlionelscott.com/subscribe 👈 Download this video or audio version by subscribing on PayPal. First month is free! Cancel anytime. Download this video and audio: http://benlionelscott.com/p/?v=0Bpoh92TQ9g http://benlionelscott.com/IG 👈 Follow on Instagram for daily motivational videos &amp; photos   Music Misery - Valentine Speakers Martin Luther King Jr. Eric Thomas</text:p>
          </table:table-cell>
          <table:table-cell table:number-columns-repeated="6"/>
        </table:table-row>
        <table:table-row table:style-name="ro2">
          <table:table-cell table:style-name="ce3" office:value-type="string" calcext:value-type="string">
            <text:p>5/22/2018 5:49:37 PM</text:p>
          </table:table-cell>
          <table:table-cell office:value-type="string" calcext:value-type="string">
            <text:p>https://www.youtube.com/watch?v=bcdtV98SIQA</text:p>
          </table:table-cell>
          <table:table-cell office:value-type="string" calcext:value-type="string">
            <text:p>Ben Lionel Scott</text:p>
          </table:table-cell>
          <table:table-cell office:value-type="string" calcext:value-type="string">
            <text:p>THE KEY TO SUCCESS - Motivational Video</text:p>
          </table:table-cell>
          <table:table-cell office:value-type="string" calcext:value-type="string">
            <text:p>http://benlionelscott.com/subscribe 👈 Download this video or audio version by subscribing on PayPal. First month is free! Cancel anytime. Download this video and audio: http://benlionelscott.com/p/?v=bcdtV98SIQA http://benlionelscott.com/IG 👈 Follow on Instagram for daily motivational videos &amp; photos   Music Misery - Death Note Speakers Tyrese Gibson Greg Plitt Chadwick Boseman</text:p>
          </table:table-cell>
          <table:table-cell table:number-columns-repeated="6"/>
        </table:table-row>
        <table:table-row table:style-name="ro2">
          <table:table-cell table:style-name="ce4" office:value-type="string" calcext:value-type="string">
            <text:p>5/20/2018 5:30:28 PM</text:p>
          </table:table-cell>
          <table:table-cell table:style-name="ce4" office:value-type="string" calcext:value-type="string">
            <text:p>https://www.youtube.com/watch?v=C5xnNzY4PtU</text:p>
          </table:table-cell>
          <table:table-cell table:style-name="ce4" office:value-type="string" calcext:value-type="string">
            <text:p>Ben Lionel Scott</text:p>
          </table:table-cell>
          <table:table-cell table:style-name="ce4" office:value-type="string" calcext:value-type="string">
            <text:p>IT'S NOT OVER UNTIL I WIN - Best Motivational Video</text:p>
          </table:table-cell>
          <table:table-cell table:style-name="ce4" office:value-type="string" calcext:value-type="string">
            <text:p>http://benlionelscott.com/subscribe 👈 Download this video or audio version by subscribing on PayPal. First month is free! Cancel anytime. Download this video and audio: http://benlionelscott.com/p/?v=C5xnNzY4PtU http://benlionelscott.com/IG 👈 Follow on Instagram for daily motivational videos &amp; photos   Music Syndrome - Alone Speakers Oprah Winfrey Marc Ecko Bob Proctor Les Brown Peter Dinklage Greg Plitt</text:p>
          </table:table-cell>
          <table:table-cell table:number-columns-repeated="6"/>
        </table:table-row>
        <table:table-row table:style-name="ro2">
          <table:table-cell table:style-name="ce3" office:value-type="string" calcext:value-type="string">
            <text:p>5/15/2018 5:31:53 PM</text:p>
          </table:table-cell>
          <table:table-cell office:value-type="string" calcext:value-type="string">
            <text:p>https://www.youtube.com/watch?v=9zFJx0YOwms</text:p>
          </table:table-cell>
          <table:table-cell office:value-type="string" calcext:value-type="string">
            <text:p>Ben Lionel Scott</text:p>
          </table:table-cell>
          <table:table-cell office:value-type="string" calcext:value-type="string">
            <text:p>GREATEST MOTIVATIONAL SPEECH - Push Through It (Motivational Video for Success in Life)</text:p>
          </table:table-cell>
          <table:table-cell office:value-type="string" calcext:value-type="string">
            <text:p>http://benlionelscott.com/subscribe 👈 Download this video or audio version by subscribing on PayPal. First month is free! Cancel anytime. Download this video and audio: http://benlionelscott.com/p/?v=9zFJx0YOwms http://benlionelscott.com/IG 👈 Follow on Instagram for daily motivational videos &amp; photos   Music Nexus - The Fiend Inside Me Speakers Les Brown Eric Thomas</text:p>
          </table:table-cell>
          <table:table-cell table:number-columns-repeated="6"/>
        </table:table-row>
        <table:table-row table:style-name="ro2">
          <table:table-cell office:value-type="string" calcext:value-type="string">
            <text:p>5/10/2018 2:30:30 PM</text:p>
          </table:table-cell>
          <table:table-cell table:style-name="ce4" office:value-type="string" calcext:value-type="string">
            <text:p>https://www.youtube.com/watch?v=ZSGvsDAAgV4</text:p>
          </table:table-cell>
          <table:table-cell table:style-name="ce4" office:value-type="string" calcext:value-type="string">
            <text:p>Ben Lionel Scott</text:p>
          </table:table-cell>
          <table:table-cell table:style-name="ce4" office:value-type="string" calcext:value-type="string">
            <text:p>VALUE OF TIME - Powerful Motivational Video</text:p>
          </table:table-cell>
          <table:table-cell table:style-name="ce4" office:value-type="string" calcext:value-type="string">
            <text:p>http://benlionelscott.com/subscribe 👈 Download this video or audio version by subscribing on PayPal. First month is free! Cancel anytime. Video Edited/Produced by The Outcome. Subscribe to their channel for more: https://goo.gl/gZLbzx http://benlionelscott.com/IG 👈 Follow on Instagram for daily motivational videos &amp; photos   Music Hans Zimmer - Time Speakers Muhammad Ali Bob Proctor TD Jakes</text:p>
          </table:table-cell>
          <table:table-cell table:number-columns-repeated="6"/>
        </table:table-row>
        <table:table-row table:style-name="ro2">
          <table:table-cell table:style-name="ce6" office:value-type="string" calcext:value-type="string">
            <text:p>5/8/2018 5:50:07 PM</text:p>
          </table:table-cell>
          <table:table-cell office:value-type="string" calcext:value-type="string">
            <text:p>https://www.youtube.com/watch?v=DQ3iy3V_KTM</text:p>
          </table:table-cell>
          <table:table-cell office:value-type="string" calcext:value-type="string">
            <text:p>Ben Lionel Scott</text:p>
          </table:table-cell>
          <table:table-cell office:value-type="string" calcext:value-type="string">
            <text:p>DISCIPLINE - Best Motivational Video for Success in Life</text:p>
          </table:table-cell>
          <table:table-cell office:value-type="string" calcext:value-type="string">
            <text:p>http://benlionelscott.com/subscribe 👈 Download this video or audio version by subscribing on PayPal. First month is free! Cancel anytime. Download this video and audio: http://benlionelscott.com/p/?v=DQ3iy3V_KTM http://benlionelscott.com/IG 👈 Follow on Instagram for daily motivational videos &amp; photos   Music Really Slow Motion - Sinking Into Flames Speakers Jocko Willink TD Jakes</text:p>
          </table:table-cell>
          <table:table-cell table:number-columns-repeated="6"/>
        </table:table-row>
        <table:table-row table:style-name="ro2">
          <table:table-cell office:value-type="string" calcext:value-type="string">
            <text:p>5/6/2018 6:02:15 PM</text:p>
          </table:table-cell>
          <table:table-cell table:style-name="ce4" office:value-type="string" calcext:value-type="string">
            <text:p>https://www.youtube.com/watch?v=IiQg_iZNI2E</text:p>
          </table:table-cell>
          <table:table-cell table:style-name="ce4" office:value-type="string" calcext:value-type="string">
            <text:p>Ben Lionel Scott</text:p>
          </table:table-cell>
          <table:table-cell table:style-name="ce4" office:value-type="string" calcext:value-type="string">
            <text:p>DO NOT GIVE UP - If you feel like Quitting, WATCH THIS. (Motivational Video)</text:p>
          </table:table-cell>
          <table:table-cell table:style-name="ce4" office:value-type="string" calcext:value-type="string">
            <text:p>http://benlionelscott.com/subscribe 👈 Download this video or audio version by subscribing on PayPal. First month is free! Cancel anytime. Download this video and audio: http://benlionelscott.com/p/?v=IiQg_iZNI2E   Music Explosions In The Sky - Home &amp; Your Hand In Mine (Goodbye) Speakers Sean Combs Denzel Washington Jeremy Anderson</text:p>
          </table:table-cell>
          <table:table-cell table:number-columns-repeated="6"/>
        </table:table-row>
        <table:table-row table:style-name="ro2">
          <table:table-cell table:style-name="ce6" office:value-type="string" calcext:value-type="string">
            <text:p>5/6/2018 4:35:32 PM</text:p>
          </table:table-cell>
          <table:table-cell office:value-type="string" calcext:value-type="string">
            <text:p>https://www.youtube.com/watch?v=KPh3OBcqE9w</text:p>
          </table:table-cell>
          <table:table-cell office:value-type="string" calcext:value-type="string">
            <text:p>Ben Lionel Scott</text:p>
          </table:table-cell>
          <table:table-cell office:value-type="string" calcext:value-type="string">
            <text:p>BE UNCOMMON - Motivational Video</text:p>
          </table:table-cell>
          <table:table-cell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office:value-type="string" calcext:value-type="string">
            <text:p>5/1/2018 2:30:24 PM</text:p>
          </table:table-cell>
          <table:table-cell table:style-name="ce4" office:value-type="string" calcext:value-type="string">
            <text:p>https://www.youtube.com/watch?v=6HKfjB0Wnjk</text:p>
          </table:table-cell>
          <table:table-cell table:style-name="ce4" office:value-type="string" calcext:value-type="string">
            <text:p>Ben Lionel Scott</text:p>
          </table:table-cell>
          <table:table-cell table:style-name="ce4" office:value-type="string" calcext:value-type="string">
            <text:p>PRESS ON - Motivational Video</text:p>
          </table:table-cell>
          <table:table-cell table:style-name="ce4" office:value-type="string" calcext:value-type="string">
            <text:p>http://benlionelscott.com/subscribe 👈 Download this video or audio version by subscribing on PayPal. First month is free! Cancel anytime. Download the audio for free: http://benlionelscott.com/p/?v=6HKfjB0Wnjk http://benlionelscott.com/IG 👈 Follow on Instagram for daily motivational videos &amp; photos   Music Zack Hemsey - Waiting Between Worlds Speakers Sylvester Stallone Barack Obama David Goggins John Hope Russell Wilson</text:p>
          </table:table-cell>
          <table:table-cell table:number-columns-repeated="6"/>
        </table:table-row>
        <table:table-row table:style-name="ro2">
          <table:table-cell table:style-name="ce3" office:value-type="string" calcext:value-type="string">
            <text:p>4/29/2018 5:04:18 PM</text:p>
          </table:table-cell>
          <table:table-cell office:value-type="string" calcext:value-type="string">
            <text:p>https://www.youtube.com/watch?v=AO1nPoWNlm4</text:p>
          </table:table-cell>
          <table:table-cell office:value-type="string" calcext:value-type="string">
            <text:p>Ben Lionel Scott</text:p>
          </table:table-cell>
          <table:table-cell office:value-type="string" calcext:value-type="string">
            <text:p>DARE TO LIVE - Motivational Video</text:p>
          </table:table-cell>
          <table:table-cell office:value-type="string" calcext:value-type="string">
            <text:p>http://benlionelscott.com/subscribe 👈 Download this video or audio version by subscribing on PayPal. First month is free! Cancel anytime. Dare to take THIS CHALLENGE here: ► http://thegoodlife.ga/success ◄ and finally create a good life you want and deserve! Over 200,000 people are using a revolutionary breakthrough 'success technology' RIGHT NOW to turn their monthly incomes into daily incomes. No kidding btw. Check it out here: ► http://thegoodlife.ga/success ◄   Download the audio for free: http://benlionelscott.com/p/?v=AO1nPoWNlm4 http://benlionelscott.com/IG 👈 Follow on Instagram for daily motivational videos &amp; photos   Music Young Taylor - Losing My Mind Speakers Will Smith Jim Rohn</text:p>
          </table:table-cell>
          <table:table-cell table:number-columns-repeated="6"/>
        </table:table-row>
        <table:table-row table:style-name="ro2">
          <table:table-cell table:style-name="ce4" office:value-type="string" calcext:value-type="string">
            <text:p>4/24/2018 2:30:19 PM</text:p>
          </table:table-cell>
          <table:table-cell table:style-name="ce4" office:value-type="string" calcext:value-type="string">
            <text:p>https://www.youtube.com/watch?v=fUuVdSCY7gk</text:p>
          </table:table-cell>
          <table:table-cell table:style-name="ce4" office:value-type="string" calcext:value-type="string">
            <text:p>Ben Lionel Scott</text:p>
          </table:table-cell>
          <table:table-cell table:style-name="ce4" office:value-type="string" calcext:value-type="string">
            <text:p>GO MAKE IT - Motivational Video</text:p>
          </table:table-cell>
          <table:table-cell table:style-name="ce4" office:value-type="string" calcext:value-type="string">
            <text:p>http://benlionelscott.com/subscribe 👈 Download this video or audio version by subscribing on PayPal. First month is free! Cancel anytime. Download the audio for free: http://benlionelscott.com/p/?v=fUuVdSCY7gk http://benlionelscott.com/IG 👈 Follow on Instagram for daily motivational videos &amp; photos   Music Accent Beats - Inspiration Speakers Jim Rohn Kai Greene Derrick Williams: https://goo.gl/8nXx1T</text:p>
          </table:table-cell>
          <table:table-cell table:number-columns-repeated="6"/>
        </table:table-row>
        <table:table-row table:style-name="ro2">
          <table:table-cell table:style-name="ce3" office:value-type="string" calcext:value-type="string">
            <text:p>4/22/2018 2:30:20 PM</text:p>
          </table:table-cell>
          <table:table-cell office:value-type="string" calcext:value-type="string">
            <text:p>https://www.youtube.com/watch?v=2m0cNX6PHig</text:p>
          </table:table-cell>
          <table:table-cell office:value-type="string" calcext:value-type="string">
            <text:p>Ben Lionel Scott</text:p>
          </table:table-cell>
          <table:table-cell office:value-type="string" calcext:value-type="string">
            <text:p>GET IT DONE - Motivational Video</text:p>
          </table:table-cell>
          <table:table-cell office:value-type="string" calcext:value-type="string">
            <text:p>http://benlionelscott.com/subscribe 👈 Download this video or audio version by subscribing on PayPal. First month is free! Cancel anytime. Download the audio for free: http://benlionelscott.com/p/?v=2m0cNX6PHig http://benlionelscott.com/IG 👈 Follow on Instagram for daily motivational videos &amp; photos   Music Really Slow Motion - Legendary Speakers Les Brown Eric Thomas Jocko Willink</text:p>
          </table:table-cell>
          <table:table-cell table:number-columns-repeated="6"/>
        </table:table-row>
        <table:table-row table:style-name="ro2">
          <table:table-cell table:style-name="ce4" office:value-type="string" calcext:value-type="string">
            <text:p>4/17/2018 1:29:32 AM</text:p>
          </table:table-cell>
          <table:table-cell table:style-name="ce4" office:value-type="string" calcext:value-type="string">
            <text:p>https://www.youtube.com/watch?v=EG232lkMQQY</text:p>
          </table:table-cell>
          <table:table-cell table:style-name="ce4" office:value-type="string" calcext:value-type="string">
            <text:p>Ben Lionel Scott</text:p>
          </table:table-cell>
          <table:table-cell table:style-name="ce4" office:value-type="string" calcext:value-type="string">
            <text:p>AWAKEN YOURSELF - Motivational Video (ft. Keshav Bhatt)</text:p>
          </table:table-cell>
          <table:table-cell table:style-name="ce4" office:value-type="string" calcext:value-type="string">
            <text:p>http://benlionelscott.com/subscribe 👈 Download this video or audio version by subscribing on PayPal. First month is free! Cancel anytime. Subscribe to Keshav's channel &amp; stay motivated! http://bit.ly/2GUPTH8 Download the audio for free: http://benlionelscott.com/p/?v=EG232lkMQQY http://benlionelscott.com/IG 👈 Follow on Instagram for daily motivational videos &amp; photos   Music The Secession Studios - Ash</text:p>
          </table:table-cell>
          <table:table-cell table:number-columns-repeated="6"/>
        </table:table-row>
        <table:table-row table:style-name="ro2">
          <table:table-cell table:style-name="ce3" office:value-type="string" calcext:value-type="string">
            <text:p>4/16/2018 5:07:22 AM</text:p>
          </table:table-cell>
          <table:table-cell office:value-type="string" calcext:value-type="string">
            <text:p>https://www.youtube.com/watch?v=8AhKPH42PM0</text:p>
          </table:table-cell>
          <table:table-cell office:value-type="string" calcext:value-type="string">
            <text:p>Ben Lionel Scott</text:p>
          </table:table-cell>
          <table:table-cell office:value-type="string" calcext:value-type="string">
            <text:p>MIND OVER MATTER - Motivational Video</text:p>
          </table:table-cell>
          <table:table-cell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8AhKPH42PM0 http://benlionelscott.com/IG 👈 Follow on Instagram for daily motivational videos &amp; photos   Music We Are All Astronauts - Ether Speakers Les Brown Derrick Williams: https://goo.gl/8nXx1T Eric Thomas</text:p>
          </table:table-cell>
          <table:table-cell table:number-columns-repeated="6"/>
        </table:table-row>
        <table:table-row table:style-name="ro2">
          <table:table-cell office:value-type="string" calcext:value-type="string">
            <text:p>4/10/2018 5:06:18 PM</text:p>
          </table:table-cell>
          <table:table-cell table:style-name="ce4" office:value-type="string" calcext:value-type="string">
            <text:p>https://www.youtube.com/watch?v=qPB5vESKkD8</text:p>
          </table:table-cell>
          <table:table-cell table:style-name="ce4" office:value-type="string" calcext:value-type="string">
            <text:p>Ben Lionel Scott</text:p>
          </table:table-cell>
          <table:table-cell table:style-name="ce4" office:value-type="string" calcext:value-type="string">
            <text:p>MAKE THE MOST OF IT - Motivational video</text:p>
          </table:table-cell>
          <table:table-cell table:style-name="ce4" office:value-type="string" calcext:value-type="string">
            <text:p>http://benlionelscott.com/subscribe 👈 Download this video or audio version by subscribing on PayPal. First month is free! Cancel anytime. The best place for motivational clothing: https://www.showyourgrindapparel.com This video I made for the Motivational Speaker, Author and Mentor, Jeremy Anderson. Check out his channel: https://www.youtube.com/user/jeremyanderson1000 Download the audio for free: http://benlionelscott.com/p/?v=qPB5vESKkD8 http://benlionelscott.com/IG 👈 Follow on Instagram for daily motivational videos &amp; photos   Music Zack Hemsey - The Way</text:p>
          </table:table-cell>
          <table:table-cell table:number-columns-repeated="6"/>
        </table:table-row>
        <table:table-row table:style-name="ro2">
          <table:table-cell table:style-name="ce6" office:value-type="string" calcext:value-type="string">
            <text:p>4/8/2018 5:46:44 PM</text:p>
          </table:table-cell>
          <table:table-cell office:value-type="string" calcext:value-type="string">
            <text:p>https://www.youtube.com/watch?v=VjqZOUamQXM</text:p>
          </table:table-cell>
          <table:table-cell office:value-type="string" calcext:value-type="string">
            <text:p>Ben Lionel Scott</text:p>
          </table:table-cell>
          <table:table-cell office:value-type="string" calcext:value-type="string">
            <text:p>VISION - Motivational Speech</text:p>
          </table:table-cell>
          <table:table-cell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VjqZOUamQXM http://benlionelscott.com/IG 👈 Follow on Instagram for daily motivational videos &amp; photos   Music Max Richter - On the nature of daylight (Ibi Cover) Speakers Inky Johnson (at Catalyst Leadership Confrence)</text:p>
          </table:table-cell>
          <table:table-cell table:number-columns-repeated="6"/>
        </table:table-row>
        <table:table-row table:style-name="ro2">
          <table:table-cell office:value-type="string" calcext:value-type="string">
            <text:p>4/3/2018 7:25:54 PM</text:p>
          </table:table-cell>
          <table:table-cell table:style-name="ce4" office:value-type="string" calcext:value-type="string">
            <text:p>https://www.youtube.com/watch?v=9pfaQK6Hvks</text:p>
          </table:table-cell>
          <table:table-cell table:style-name="ce4" office:value-type="string" calcext:value-type="string">
            <text:p>Ben Lionel Scott</text:p>
          </table:table-cell>
          <table:table-cell table:style-name="ce4" office:value-type="string" calcext:value-type="string">
            <text:p>UNBREAKABLE - Motivational Video</text:p>
          </table:table-cell>
          <table:table-cell table:style-name="ce4"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9pfaQK6Hvks http://benlionelscott.com/IG 👈 Follow on Instagram for daily motivational videos &amp; photos   Music Killer Tracks - Deep Undercurrent Speakers Jim Rohn Les Brown Eric Thomas</text:p>
          </table:table-cell>
          <table:table-cell table:number-columns-repeated="6"/>
        </table:table-row>
        <table:table-row table:style-name="ro2">
          <table:table-cell table:style-name="ce6" office:value-type="string" calcext:value-type="string">
            <text:p>4/1/2018 5:37:59 PM</text:p>
          </table:table-cell>
          <table:table-cell office:value-type="string" calcext:value-type="string">
            <text:p>https://www.youtube.com/watch?v=2ZOOZZkSGhg</text:p>
          </table:table-cell>
          <table:table-cell office:value-type="string" calcext:value-type="string">
            <text:p>Ben Lionel Scott</text:p>
          </table:table-cell>
          <table:table-cell office:value-type="string" calcext:value-type="string">
            <text:p>GET UP AND GRIND - Motivational Video</text:p>
          </table:table-cell>
          <table:table-cell office:value-type="string" calcext:value-type="string">
            <text:p>http://benlionelscott.com/subscribe 👈 Download this video or audio version by subscribing on PayPal. First month is free! Cancel anytime. The Morning Sidekick Journal is designed to help you acquire what many of the worlds most successful people have -- a morning routine! More than 15,000 copies have been sold. Supercharge your mornings now → http://habitnest.com/morning-sidekick-journal   Download the audio for free: http://benlionelscott.com/p/?v=2ZOOZZkSGhg http://benlionelscott.com/IG 👈 Follow on Instagram for daily motivational videos &amp; photos   Music Kari Sigurdsson - Stay Speakers Gary Vaynerchuk Eric Thomas</text:p>
          </table:table-cell>
          <table:table-cell table:number-columns-repeated="6"/>
        </table:table-row>
        <table:table-row table:style-name="ro2">
          <table:table-cell table:style-name="ce4" office:value-type="string" calcext:value-type="string">
            <text:p>3/27/2018 4:52:05 PM</text:p>
          </table:table-cell>
          <table:table-cell table:style-name="ce4" office:value-type="string" calcext:value-type="string">
            <text:p>https://www.youtube.com/watch?v=ybZXi6TXWaE</text:p>
          </table:table-cell>
          <table:table-cell table:style-name="ce4" office:value-type="string" calcext:value-type="string">
            <text:p>Ben Lionel Scott</text:p>
          </table:table-cell>
          <table:table-cell table:style-name="ce4" office:value-type="string" calcext:value-type="string">
            <text:p>DON'T LET GO - Motivational Video</text:p>
          </table:table-cell>
          <table:table-cell table:style-name="ce4"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ybZXi6TXWaE http://benlionelscott.com/IG 👈 Follow on Instagram for daily motivational videos &amp; photos   Music The Secession - Smile Now Go Spoken by Les Brown</text:p>
          </table:table-cell>
          <table:table-cell table:number-columns-repeated="6"/>
        </table:table-row>
        <table:table-row table:style-name="ro2">
          <table:table-cell table:style-name="ce3" office:value-type="string" calcext:value-type="string">
            <text:p>3/25/2018 4:18:31 PM</text:p>
          </table:table-cell>
          <table:table-cell office:value-type="string" calcext:value-type="string">
            <text:p>https://www.youtube.com/watch?v=ypR6GCzyDvg</text:p>
          </table:table-cell>
          <table:table-cell office:value-type="string" calcext:value-type="string">
            <text:p>Ben Lionel Scott</text:p>
          </table:table-cell>
          <table:table-cell office:value-type="string" calcext:value-type="string">
            <text:p>DON'T GIVE IN - Motivational Video</text:p>
          </table:table-cell>
          <table:table-cell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ypR6GCzyDvg http://benlionelscott.com/IG 👈 Follow on Instagram for daily motivational videos &amp; photos   Music Hans Zimmer - Time (Prince of Orchestration Cover) Speakers Tyrese Gibson Eric Thomas</text:p>
          </table:table-cell>
          <table:table-cell table:number-columns-repeated="6"/>
        </table:table-row>
        <table:table-row table:style-name="ro2">
          <table:table-cell table:style-name="ce4" office:value-type="string" calcext:value-type="string">
            <text:p>3/20/2018 4:37:46 PM</text:p>
          </table:table-cell>
          <table:table-cell table:style-name="ce4" office:value-type="string" calcext:value-type="string">
            <text:p>https://www.youtube.com/watch?v=zb1sHimiEcU</text:p>
          </table:table-cell>
          <table:table-cell table:style-name="ce4" office:value-type="string" calcext:value-type="string">
            <text:p>Ben Lionel Scott</text:p>
          </table:table-cell>
          <table:table-cell table:style-name="ce4" office:value-type="string" calcext:value-type="string">
            <text:p>I CAN DO THIS - Motivational Video</text:p>
          </table:table-cell>
          <table:table-cell table:style-name="ce4"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zb1sHimiEcU http://benlionelscott.com/IG 👈 Follow on Instagram for daily motivational videos &amp; photos   Music Kári Sigurðsson - Bring the Horizon Speakers Will Smith Ray Lewis Les Brown Eric Thomas Louie Chapman William Hollis Greg Plitt Neil DeGrasse Tyson Michael Jordan Al Pachino</text:p>
          </table:table-cell>
          <table:table-cell table:number-columns-repeated="6"/>
        </table:table-row>
        <table:table-row table:style-name="ro2">
          <table:table-cell table:style-name="ce3" office:value-type="string" calcext:value-type="string">
            <text:p>3/18/2018 6:35:54 PM</text:p>
          </table:table-cell>
          <table:table-cell office:value-type="string" calcext:value-type="string">
            <text:p>https://www.youtube.com/watch?v=5-pw9q7CBZE</text:p>
          </table:table-cell>
          <table:table-cell office:value-type="string" calcext:value-type="string">
            <text:p>Ben Lionel Scott</text:p>
          </table:table-cell>
          <table:table-cell office:value-type="string" calcext:value-type="string">
            <text:p>STOP AT NOTHING - Motivational Video</text:p>
          </table:table-cell>
          <table:table-cell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5-pw9q7CBZE http://benlionelscott.com/IG 👈 Follow on Instagram for daily motivational videos &amp; photos   Music Kari Sigurdsson - Starlight Kari Sigurdsson - War Machine Speakers Tyrese Gibson Les Brown Eric Thomas</text:p>
          </table:table-cell>
          <table:table-cell table:number-columns-repeated="6"/>
        </table:table-row>
        <table:table-row table:style-name="ro2">
          <table:table-cell table:style-name="ce4" office:value-type="string" calcext:value-type="string">
            <text:p>3/13/2018 4:37:27 PM</text:p>
          </table:table-cell>
          <table:table-cell table:style-name="ce4" office:value-type="string" calcext:value-type="string">
            <text:p>https://www.youtube.com/watch?v=6IeDd8cQb6c</text:p>
          </table:table-cell>
          <table:table-cell table:style-name="ce4" office:value-type="string" calcext:value-type="string">
            <text:p>Ben Lionel Scott</text:p>
          </table:table-cell>
          <table:table-cell table:style-name="ce4" office:value-type="string" calcext:value-type="string">
            <text:p>KEEP GRINDING - Motivational Video</text:p>
          </table:table-cell>
          <table:table-cell table:style-name="ce4"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6IeDd8cQb6c http://benlionelscott.com/IG 👈 Follow on Instagram for daily motivational videos &amp; photos   Music Interstellar (Prince of Orchestration Cover) Speakers Kai Greene Les Brown Eric Thomas</text:p>
          </table:table-cell>
          <table:table-cell table:number-columns-repeated="6"/>
        </table:table-row>
        <table:table-row table:style-name="ro2">
          <table:table-cell table:style-name="ce6" office:value-type="string" calcext:value-type="string">
            <text:p>3/11/2018 5:17:37 PM</text:p>
          </table:table-cell>
          <table:table-cell office:value-type="string" calcext:value-type="string">
            <text:p>https://www.youtube.com/watch?v=79Bp8q4Cu0k</text:p>
          </table:table-cell>
          <table:table-cell office:value-type="string" calcext:value-type="string">
            <text:p>Ben Lionel Scott</text:p>
          </table:table-cell>
          <table:table-cell office:value-type="string" calcext:value-type="string">
            <text:p>DRIVEN - Motivational Video</text:p>
          </table:table-cell>
          <table:table-cell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79Bp8q4Cu0k http://benlionelscott.com/IG 👈 Follow on Instagram for daily motivational videos &amp; photos   Music Kari Sigurðsson - Measure of Survival Speakers Les Brown Derrick Wiiliams Eric Thomas</text:p>
          </table:table-cell>
          <table:table-cell table:number-columns-repeated="6"/>
        </table:table-row>
        <table:table-row table:style-name="ro2">
          <table:table-cell office:value-type="string" calcext:value-type="string">
            <text:p>3/8/2018 8:00:22 AM</text:p>
          </table:table-cell>
          <table:table-cell table:style-name="ce4" office:value-type="string" calcext:value-type="string">
            <text:p>https://www.youtube.com/watch?v=3O-SicqzfKg</text:p>
          </table:table-cell>
          <table:table-cell table:style-name="ce4" office:value-type="string" calcext:value-type="string">
            <text:p>Ben Lionel Scott</text:p>
          </table:table-cell>
          <table:table-cell table:style-name="ce4" office:value-type="string" calcext:value-type="string">
            <text:p>PROMISE TO COMMITMENT - Motivational Video (by Mario Motivation)</text:p>
          </table:table-cell>
          <table:table-cell table:style-name="ce4" office:value-type="string" calcext:value-type="string">
            <text:p>http://benlionelscott.com/subscribe 👈 Download this video or audio version by subscribing on PayPal. First month is free! Cancel anytime. Produced &amp; Spoken by Mario Motivation: https://www.youtube.com/MarioMotivation http://instagram.com/benlionelscott 👈 Follow here for daily motivational videos &amp; photos</text:p>
          </table:table-cell>
          <table:table-cell table:number-columns-repeated="6"/>
        </table:table-row>
        <table:table-row table:style-name="ro2">
          <table:table-cell table:style-name="ce6" office:value-type="string" calcext:value-type="string">
            <text:p>3/6/2018 3:47:01 PM</text:p>
          </table:table-cell>
          <table:table-cell office:value-type="string" calcext:value-type="string">
            <text:p>https://www.youtube.com/watch?v=9IQv7sHXzf8</text:p>
          </table:table-cell>
          <table:table-cell office:value-type="string" calcext:value-type="string">
            <text:p>Ben Lionel Scott</text:p>
          </table:table-cell>
          <table:table-cell office:value-type="string" calcext:value-type="string">
            <text:p>GET THROUGH IT - Motivational Video</text:p>
          </table:table-cell>
          <table:table-cell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9IQv7sHXzf8 http://instagram.com/benlionelscott 👈 Follow here for daily motivational videos &amp; photos   Music Zack Hemsey - I can Get It Back (Instrumental) Speakers Inky Johnson Eric Thomas</text:p>
          </table:table-cell>
          <table:table-cell table:number-columns-repeated="6"/>
        </table:table-row>
        <table:table-row table:style-name="ro2">
          <table:table-cell office:value-type="string" calcext:value-type="string">
            <text:p>3/4/2018 4:37:36 PM</text:p>
          </table:table-cell>
          <table:table-cell table:style-name="ce4" office:value-type="string" calcext:value-type="string">
            <text:p>https://www.youtube.com/watch?v=K_JLwcdI2xs</text:p>
          </table:table-cell>
          <table:table-cell table:style-name="ce4" office:value-type="string" calcext:value-type="string">
            <text:p>Ben Lionel Scott</text:p>
          </table:table-cell>
          <table:table-cell table:style-name="ce4" office:value-type="string" calcext:value-type="string">
            <text:p>WILL TO WIN - Motivational Video</text:p>
          </table:table-cell>
          <table:table-cell table:style-name="ce4"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K_JLwcdI2xs http://instagram.com/benlionelscott 👈 Follow here for daily motivational videos &amp; photos   Music Evan King - Guardians Speakers Ray Lewis Les Brown</text:p>
          </table:table-cell>
          <table:table-cell table:number-columns-repeated="6"/>
        </table:table-row>
        <table:table-row table:style-name="ro2">
          <table:table-cell table:style-name="ce3" office:value-type="string" calcext:value-type="string">
            <text:p>2/27/2018 7:26:41 PM</text:p>
          </table:table-cell>
          <table:table-cell office:value-type="string" calcext:value-type="string">
            <text:p>https://www.youtube.com/watch?v=JCNfWuSZb6k</text:p>
          </table:table-cell>
          <table:table-cell office:value-type="string" calcext:value-type="string">
            <text:p>Ben Lionel Scott</text:p>
          </table:table-cell>
          <table:table-cell office:value-type="string" calcext:value-type="string">
            <text:p>I CAN TAKE IT - Motivational Video</text:p>
          </table:table-cell>
          <table:table-cell office:value-type="string" calcext:value-type="string">
            <text:p>http://benlionelscott.com/subscribe 👈 Download this video or audio version by subscribing on PayPal. First month is free! Cancel anytime. Check out MotiveHunt: http://tr.im/MotiveHunt Their goal is to provide the best motivational videos and inspire you. And make the rest of your life the best of your life. Download the audio for free: http://benlionelscott.com/p/?v=JCNfWuSZb6k http://instagram.com/benlionelscott 👈 Follow here for daily motivational videos &amp; photos   Music Kári Sigurðsson - Something from the past Speakers Les Brown Derrick Williams Eric Thomas</text:p>
          </table:table-cell>
          <table:table-cell table:number-columns-repeated="6"/>
        </table:table-row>
        <table:table-row table:style-name="ro2">
          <table:table-cell table:style-name="ce4" office:value-type="string" calcext:value-type="string">
            <text:p>2/25/2018 5:00:50 PM</text:p>
          </table:table-cell>
          <table:table-cell table:style-name="ce4" office:value-type="string" calcext:value-type="string">
            <text:p>https://www.youtube.com/watch?v=3UxGM1jXd6k</text:p>
          </table:table-cell>
          <table:table-cell table:style-name="ce4" office:value-type="string" calcext:value-type="string">
            <text:p>Ben Lionel Scott</text:p>
          </table:table-cell>
          <table:table-cell table:style-name="ce4" office:value-type="string" calcext:value-type="string">
            <text:p>KEEP PUSHING - Motivational Video</text:p>
          </table:table-cell>
          <table:table-cell table:style-name="ce4"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3UxGM1jXd6k http://instagram.com/benlionelscott 👈 Follow here for daily motivational videos &amp; photos   Music Tellingbeatzz - Preach 2 Speakers Les Brown Jim Rohn Eric Thomas</text:p>
          </table:table-cell>
          <table:table-cell table:number-columns-repeated="6"/>
        </table:table-row>
        <table:table-row table:style-name="ro2">
          <table:table-cell table:style-name="ce3" office:value-type="string" calcext:value-type="string">
            <text:p>2/20/2018 3:30:20 PM</text:p>
          </table:table-cell>
          <table:table-cell office:value-type="string" calcext:value-type="string">
            <text:p>https://www.youtube.com/watch?v=f0Yh4aAi_Kk</text:p>
          </table:table-cell>
          <table:table-cell office:value-type="string" calcext:value-type="string">
            <text:p>Ben Lionel Scott</text:p>
          </table:table-cell>
          <table:table-cell office:value-type="string" calcext:value-type="string">
            <text:p>PROVE THEM WRONG - Motivational Video</text:p>
          </table:table-cell>
          <table:table-cell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f0Yh4aAi_Kk http://instagram.com/benlionelscott 👈 Follow here for daily motivational videos &amp; photos   Music Zack Hemsey - Teachings Of A Ronin Speakers David Goggins Les Brown Louie Chapman Eric Thomas</text:p>
          </table:table-cell>
          <table:table-cell table:number-columns-repeated="6"/>
        </table:table-row>
        <table:table-row table:style-name="ro2">
          <table:table-cell table:style-name="ce4" office:value-type="string" calcext:value-type="string">
            <text:p>2/18/2018 12:55:28 PM</text:p>
          </table:table-cell>
          <table:table-cell table:style-name="ce4" office:value-type="string" calcext:value-type="string">
            <text:p>https://www.youtube.com/watch?v=0ro8U83g3vs</text:p>
          </table:table-cell>
          <table:table-cell table:style-name="ce4" office:value-type="string" calcext:value-type="string">
            <text:p>Ben Lionel Scott</text:p>
          </table:table-cell>
          <table:table-cell table:style-name="ce4" office:value-type="string" calcext:value-type="string">
            <text:p>GET BACK UP - Motivational Video</text:p>
          </table:table-cell>
          <table:table-cell table:style-name="ce4"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0ro8U83g3vs http://instagram.com/benlionelscott 👈 Follow here for daily motivational videos &amp; photos   Music Zach Hemsey - See What I've Become Speakers Louie Chapman Les Brown Eric Thomas</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ROGvT09pSUk</text:p>
          </table:table-cell>
          <table:table-cell office:value-type="string" calcext:value-type="string">
            <text:p>Ben Lionel Scott</text:p>
          </table:table-cell>
          <table:table-cell office:value-type="string" calcext:value-type="string">
            <text:p>GO ALL OUT - Motivational Video</text:p>
          </table:table-cell>
          <table:table-cell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ROGvT09pSUk http://instagram.com/benlionelscott 👈 Follow here for daily motivational videos &amp; photos   Music Zack Hemsey - Waiting Between Worlds (Instrumental) Spoken by Les Brown</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gRGj7HvhgqI</text:p>
          </table:table-cell>
          <table:table-cell table:style-name="ce4" office:value-type="string" calcext:value-type="string">
            <text:p>Ben Lionel Scott</text:p>
          </table:table-cell>
          <table:table-cell table:style-name="ce4" office:value-type="string" calcext:value-type="string">
            <text:p>NOTHING CAN STOP YOU - Motivational Video</text:p>
          </table:table-cell>
          <table:table-cell table:style-name="ce4" office:value-type="string" calcext:value-type="string">
            <text:p>http://benlionelscott.com/subscribe 👈 Download this video or audio version by subscribing on PayPal. First month is free! Cancel anytime. The best place for motivational clothing: https://www.showyourgrindapparel.com Download the audio for free: http://benlionelscott.com/p/?v=gRGj7HvhgqI http://instagram.com/benlionelscott 👈 Follow here for daily motivational videos &amp; photos   Music Hans Zimmer - Man Of Steel: General Zod / Arcade Suite (Y.F.M. Orchestral Cover Hybrid) Speakers Devon Still: https://www.youtube.com/channel/UCd45cpj-ewSudMEThiHy3gA Les Brown Eric Thomas</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aJTpbNyPIfM</text:p>
          </table:table-cell>
          <table:table-cell office:value-type="string" calcext:value-type="string">
            <text:p>Ben Lionel Scott</text:p>
          </table:table-cell>
          <table:table-cell office:value-type="string" calcext:value-type="string">
            <text:p>NEVER SETTLE - Motivational Video</text:p>
          </table:table-cell>
          <table:table-cell office:value-type="string" calcext:value-type="string">
            <text:p>http://benlionelscott.com/subscribe 👈 Download this video or audio version by subscribing on PayPal. First month is free! Cancel anytime. Download the audio for free: http://benlionelscott.com/p/?v=aJTpbNyPIfM http://instagram.com/benlionelscott 👈 Follow here for daily motivational videos &amp; photos   Music Zach Hemsey - Soothsayer Speakers Louie Chapman Eric Thomas Les Brown</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nxxBWlTZIec</text:p>
          </table:table-cell>
          <table:table-cell table:style-name="ce4" office:value-type="string" calcext:value-type="string">
            <text:p>Ben Lionel Scott</text:p>
          </table:table-cell>
          <table:table-cell table:style-name="ce4" office:value-type="string" calcext:value-type="string">
            <text:p>FIGHT FOR IT - Motivational Video</text:p>
          </table:table-cell>
          <table:table-cell table:style-name="ce4" office:value-type="string" calcext:value-type="string">
            <text:p>http://benlionelscott.com/subscribe 👈 Download this video or audio version by subscribing on PayPal. First month is free! Cancel anytime. Download the audio for free: http://benlionelscott.com/p/?v=nxxBWlTZIec http://instagram.com/benlionelscott 👈 Follow here for daily motivational videos &amp; photos   Music Feelo - Time Speakers Jim Rohn Eric Thomas Devon Still: https://www.youtube.com/channel/UCd45cpj-ewSudMEThiHy3gA</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h5ClGirRMsE</text:p>
          </table:table-cell>
          <table:table-cell office:value-type="string" calcext:value-type="string">
            <text:p>Ben Lionel Scott</text:p>
          </table:table-cell>
          <table:table-cell office:value-type="string" calcext:value-type="string">
            <text:p>I'M GOING TO MAKE IT - Motivational Video</text:p>
          </table:table-cell>
          <table:table-cell office:value-type="string" calcext:value-type="string">
            <text:p>Don't stop running toward your dream. The good life is yours if you're willing to pay the price. Check it out here: http://www.howtocreatethegoodlife.com/thechallengeigtmi   Download the audio for free: http://benlionelscott.com/p/?v=h5ClGirRMsE http://instagram.com/benlionelscott 👈 Follow here for daily motivational videos &amp; photos   Music Explosions In The Sky- Your Hand In Mine Spoken by Les Brown</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Pd1P-F2zVKg</text:p>
          </table:table-cell>
          <table:table-cell table:style-name="ce4" office:value-type="string" calcext:value-type="string">
            <text:p>Ben Lionel Scott</text:p>
          </table:table-cell>
          <table:table-cell table:style-name="ce4" office:value-type="string" calcext:value-type="string">
            <text:p>YOU WILL NOT QUIT - Motivational Video</text:p>
          </table:table-cell>
          <table:table-cell table:style-name="ce4" office:value-type="string" calcext:value-type="string">
            <text:p>http://benlionelscott.com/subscribe 👈 Download this video or audio version by subscribing on PayPal. First month is free! Cancel anytime. Download the audio for free: http://benlionelscott.com/p/?v=Pd1P-F2zVKg http://instagram.com/benlionelscott 👈 Follow here for daily motivational videos &amp; photos   Music Young Taylor - Tears ft. Oliver Francis Speakers Matt Damon Les Brown Eric Thomas</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4WW8DOWxstg</text:p>
          </table:table-cell>
          <table:table-cell office:value-type="string" calcext:value-type="string">
            <text:p>Ben Lionel Scott</text:p>
          </table:table-cell>
          <table:table-cell office:value-type="string" calcext:value-type="string">
            <text:p>MAKE A DECISION - Motivational Video (ft. Rafael Eliassen)</text:p>
          </table:table-cell>
          <table:table-cell office:value-type="string" calcext:value-type="string">
            <text:p>http://benlionelscott.com/subscribe 👈 Download this video or audio version by subscribing on PayPal. First month is free! Cancel anytime. Spoken by Rafael Eliassen: http://youtube.com/RafaelEliassen Download the audio for free: http://benlionelscott.com/p/?v=4WW8DOWxstg http://instagram.com/benlionelscott 👈 Follow here for daily motivational videos &amp; photos Rafael Eliassen Facebook: http://facebook.com/RafaelEliassen Twitter: http://twitter.com/RafaelEliassen Instagram: http://instagram.com/rafaeleliassen YouTube: http://youtube.com/RafaelEliassen</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UPaPXigzm_U</text:p>
          </table:table-cell>
          <table:table-cell table:style-name="ce4" office:value-type="string" calcext:value-type="string">
            <text:p>Ben Lionel Scott</text:p>
          </table:table-cell>
          <table:table-cell table:style-name="ce4" office:value-type="string" calcext:value-type="string">
            <text:p>PUSH YOURSELF - Motivational Video</text:p>
          </table:table-cell>
          <table:table-cell table:style-name="ce4" office:value-type="string" calcext:value-type="string">
            <text:p>http://benlionelscott.com/subscribe 👈 Download this video or audio version by subscribing on PayPal. First month is free! Cancel anytime. Download the audio for free: http://benlionelscott.com/p/?v=UPaPXigzm_U http://instagram.com/benlionelscott 👈 Follow here for daily motivational videos &amp; photos   Music Accent Beats - Cure Freestyle Speakers Will Smith Les Brown Al Pacino Eric Thomas</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4c22WDRArVI</text:p>
          </table:table-cell>
          <table:table-cell office:value-type="string" calcext:value-type="string">
            <text:p>Ben Lionel Scott</text:p>
          </table:table-cell>
          <table:table-cell office:value-type="string" calcext:value-type="string">
            <text:p>KEEP GOING - Motivational Video</text:p>
          </table:table-cell>
          <table:table-cell office:value-type="string" calcext:value-type="string">
            <text:p>http://benlionelscott.com/subscribe 👈 Download this video or audio version by subscribing on PayPal. First month is free! Cancel anytime. Download the audio for free: http://benlionelscott.com/p/?v=4c22WDRArVI http://instagram.com/benlionelscott 👈 Follow here for daily motivational videos &amp; photos   Music Zack Hemsey - End Of An Era Speakers Les Brown</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Rhxo1LmnSUs</text:p>
          </table:table-cell>
          <table:table-cell table:style-name="ce4" office:value-type="string" calcext:value-type="string">
            <text:p>Ben Lionel Scott</text:p>
          </table:table-cell>
          <table:table-cell table:style-name="ce4" office:value-type="string" calcext:value-type="string">
            <text:p>THIS IS YOUR YEAR - 2018 Motivational Video</text:p>
          </table:table-cell>
          <table:table-cell table:style-name="ce4" office:value-type="string" calcext:value-type="string">
            <text:p>http://benlionelscott.com/subscribe 👈 Download this video or audio version by subscribing on PayPal. First month is free! Cancel anytime. Download the audio for free: http://benlionelscott.com/p/?v=Rhxo1LmnSUs http://instagram.com/benlionelscott 👈 Follow here for daily motivational videos &amp; photos   Music Zack Hemsey - I Can Get It Back Speakers Les Brown Jim Rohn Eric Thomas</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2wkKh1q3W8A</text:p>
          </table:table-cell>
          <table:table-cell office:value-type="string" calcext:value-type="string">
            <text:p>Ben Lionel Scott</text:p>
          </table:table-cell>
          <table:table-cell office:value-type="string" calcext:value-type="string">
            <text:p>I CAN MAKE IT - Motivational Video</text:p>
          </table:table-cell>
          <table:table-cell office:value-type="string" calcext:value-type="string">
            <text:p>http://benlionelscott.com/subscribe 👈 Download this video or audio version by subscribing on PayPal. First month is free! Cancel anytime. Download the audio for free: http://benlionelscott.com/p/?v=2wkKh1q3W8A http://instagram.com/benlionelscott 👈 Follow here for daily motivational videos &amp; photos   Music Zach Hemsey - See What I've Become Speakers Les Brown Eric Thomas</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ej2vAPDuZ3w</text:p>
          </table:table-cell>
          <table:table-cell table:style-name="ce4" office:value-type="string" calcext:value-type="string">
            <text:p>Ben Lionel Scott</text:p>
          </table:table-cell>
          <table:table-cell table:style-name="ce4" office:value-type="string" calcext:value-type="string">
            <text:p>UNSTOPPABLE - Motivational Video</text:p>
          </table:table-cell>
          <table:table-cell table:style-name="ce4" office:value-type="string" calcext:value-type="string">
            <text:p>http://benlionelscott.com/subscribe 👈 Download this video or audio version by subscribing on PayPal. First month is free! Cancel anytime. Download the audio for free: http://benlionelscott.com/p/?v=ej2vAPDuZ3w http://instagram.com/benlionelscott 👈 Follow here for daily motivational videos &amp; photos   Music Syndrome - Echoes Speakers Les Brown Eric Thomas Randy Pausch Ray Lewis Prince Ea Elliot Hulse Sean Combs William Hollis Tyrese Gibson</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Lf5PmYVUuyM</text:p>
          </table:table-cell>
          <table:table-cell office:value-type="string" calcext:value-type="string">
            <text:p>Ben Lionel Scott</text:p>
          </table:table-cell>
          <table:table-cell office:value-type="string" calcext:value-type="string">
            <text:p>KEEP FIGHTING - Motivational Video</text:p>
          </table:table-cell>
          <table:table-cell office:value-type="string" calcext:value-type="string">
            <text:p>What does your dream look like?...smell like?...taste like? Whatever it is, start making it happen today. Go here now: http://www.howtocreatethegoodlife.com/thechallengekf   Download the audio for free: http://benlionelscott.com/p/?v=Lf5PmYVUuyM http://instagram.com/benlionelscott 👈 Follow here for daily motivational videos &amp; photos   Music Syndrome - Burnt Out Speakers Eric Thomas</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LuKiRFjv3wM</text:p>
          </table:table-cell>
          <table:table-cell table:style-name="ce4" office:value-type="string" calcext:value-type="string">
            <text:p>Ben Lionel Scott</text:p>
          </table:table-cell>
          <table:table-cell table:style-name="ce4" office:value-type="string" calcext:value-type="string">
            <text:p>DON'T STOP - Motivational Video</text:p>
          </table:table-cell>
          <table:table-cell table:style-name="ce4" office:value-type="string" calcext:value-type="string">
            <text:p>http://benlionelscott.com/subscribe 👈 Download this video or audio version by subscribing on PayPal. First month is free! Cancel anytime. Download the audio for free: http://benlionelscott.com/p/?v=4c22WDRArVI http://instagram.com/benlionelscott 👈 Follow here for daily motivational videos &amp; photos   Music Clint Mansell - Lux Aeterna Speakers Nick Vujicic Admiral William H. McRaven Les Brown</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xkPZvGtFzcM</text:p>
          </table:table-cell>
          <table:table-cell office:value-type="string" calcext:value-type="string">
            <text:p>Ben Lionel Scott</text:p>
          </table:table-cell>
          <table:table-cell office:value-type="string" calcext:value-type="string">
            <text:p>MAKE IT HAPPEN - Motivational Video</text:p>
          </table:table-cell>
          <table:table-cell office:value-type="string" calcext:value-type="string">
            <text:p>http://benlionelscott.com/subscribe 👈 Download this video or audio version by subscribing on PayPal. First month is free! Cancel anytime. Download the audio for free: http://benlionelscott.com/p/?v=xkPZvGtFzcM http://instagram.com/benlionelscott 👈 Follow here for daily motivational videos &amp; photos   Music Zach Hemsey - The Way Speakers Alan Watts Les Brown Eric Thomas</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7EsH8bCJqDs</text:p>
          </table:table-cell>
          <table:table-cell table:style-name="ce4" office:value-type="string" calcext:value-type="string">
            <text:p>Ben Lionel Scott</text:p>
          </table:table-cell>
          <table:table-cell table:style-name="ce4" office:value-type="string" calcext:value-type="string">
            <text:p>YOU CAN DO IT - Motivational Video</text:p>
          </table:table-cell>
          <table:table-cell table:style-name="ce4" office:value-type="string" calcext:value-type="string">
            <text:p>You want the good life? You're gonna have to go all out to get it. Start by going here now: http://www.howtocreatethegoodlife.com/thechallengeycdi   Download the audio for free: http://benlionelscott.com/p/?v=7EsH8bCJqDs http://instagram.com/benlionelscott 👈 Follow here for daily motivational videos &amp; photos   Music EDOBY - Don't Cry Speakers Les Brown Eric Thomas Rudy Francisco</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dljg5Zb5a8Q</text:p>
          </table:table-cell>
          <table:table-cell office:value-type="string" calcext:value-type="string">
            <text:p>Ben Lionel Scott</text:p>
          </table:table-cell>
          <table:table-cell office:value-type="string" calcext:value-type="string">
            <text:p>RELENTLESS - Motivational Video</text:p>
          </table:table-cell>
          <table:table-cell office:value-type="string" calcext:value-type="string">
            <text:p>http://benlionelscott.com/subscribe 👈 Download this video or audio version by subscribing on PayPal. First month is free! Cancel anytime. Download the audio for free: http://benlionelscott.com/p/?v=dljg5Zb5a8Q http://instagram.com/benlionelscott 👈 Follow here for daily motivational videos &amp; photos   Music Jay Ray - Striven feat. Marko Saaresto (Intrumental version) Speakers Les Brown Eric Thomas</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ZmRMn-AUOSs</text:p>
          </table:table-cell>
          <table:table-cell table:style-name="ce4" office:value-type="string" calcext:value-type="string">
            <text:p>Ben Lionel Scott</text:p>
          </table:table-cell>
          <table:table-cell table:style-name="ce4" office:value-type="string" calcext:value-type="string">
            <text:p>GO TAKE IT - Motivational Video</text:p>
          </table:table-cell>
          <table:table-cell table:style-name="ce4" office:value-type="string" calcext:value-type="string">
            <text:p>http://benlionelscott.com/subscribe 👈 Download this video or audio version by subscribing on PayPal. First month is free! Cancel anytime. Download the audio for free: http://benlionelscott.com/p/?v=ZmRMn-AUOSs http://instagram.com/benlionelscott 👈 Follow here for daily motivational videos &amp; photos   Music Tellingbeatzz - Confession Speakers Jim Rohn Eric Thomas</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ZAZSjgTKdPs</text:p>
          </table:table-cell>
          <table:table-cell office:value-type="string" calcext:value-type="string">
            <text:p>Ben Lionel Scott</text:p>
          </table:table-cell>
          <table:table-cell office:value-type="string" calcext:value-type="string">
            <text:p>BEAST MODE - Motivational Video</text:p>
          </table:table-cell>
          <table:table-cell office:value-type="string" calcext:value-type="string">
            <text:p>http://benlionelscott.com/subscribe 👈 Download this video or audio version by subscribing on PayPal. First month is free! Cancel anytime. Download the audio for free: http://benlionelscott.com/p/?v=ZAZSjgTKdPs       Music Zack Hemsey - Vengeance Speakers Jim rohn Les brown Eric Thomas Ray Lewis TD Jakes Al Pacino Louie Chapman William Hollis</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NlfTaXiLmQE</text:p>
          </table:table-cell>
          <table:table-cell table:style-name="ce4" office:value-type="string" calcext:value-type="string">
            <text:p>Ben Lionel Scott</text:p>
          </table:table-cell>
          <table:table-cell table:style-name="ce4" office:value-type="string" calcext:value-type="string">
            <text:p>KEEP MOVING FORWARD - Motivational Video</text:p>
          </table:table-cell>
          <table:table-cell table:style-name="ce4" office:value-type="string" calcext:value-type="string">
            <text:p>http://benlionelscott.com/subscribe 👈 Download this video or audio version by subscribing on PayPal. First month is free! Cancel anytime. Download the audio for free: http://benlionelscott.com/p/?v=NlfTaXiLmQE http://instagram.com/benlionelscott 👈 Follow here for daily motivational videos &amp; photos Music Feelo - Drownin Speakers Will Smith Sylvester Stallone William Hollis Greg Plitt Jim Rohn Eric Thomas Denzel Washington</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R090e4ywkAw</text:p>
          </table:table-cell>
          <table:table-cell office:value-type="string" calcext:value-type="string">
            <text:p>Ben Lionel Scott</text:p>
          </table:table-cell>
          <table:table-cell office:value-type="string" calcext:value-type="string">
            <text:p>GROW THROUGH IT - Motivational Video</text:p>
          </table:table-cell>
          <table:table-cell office:value-type="string" calcext:value-type="string">
            <text:p>http://benlionelscott.com/subscribe 👈 Download this video or audio version by subscribing on PayPal. First month is free! Cancel anytime. Download the audio for free: http://benlionelscott.com/p/?v=R090e4ywkAw http://instagram.com/benlionelscott 👈 Follow here for daily motivational videos &amp; photos   Music EDOBY - End Speakers Les Brown Eric Thomas Coach Hite Inky Johnson</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qhTfXw0uOfk</text:p>
          </table:table-cell>
          <table:table-cell table:style-name="ce4" office:value-type="string" calcext:value-type="string">
            <text:p>Ben Lionel Scott</text:p>
          </table:table-cell>
          <table:table-cell table:style-name="ce4" office:value-type="string" calcext:value-type="string">
            <text:p>WHATEVER IT TAKES - Motivational Video</text:p>
          </table:table-cell>
          <table:table-cell table:style-name="ce4" office:value-type="string" calcext:value-type="string">
            <text:p>http://benlionelscott.com/subscribe 👈 Download this video or audio version by subscribing on PayPal. First month is free! Cancel anytime. Download the audio for free: http://benlionelscott.com/p/?v=qhTfXw0uOfk   Music Young Taylor - Losing My Mind Speakers Jim Rohn Eric Thomas Les Brown</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uU64Lrpqcu8</text:p>
          </table:table-cell>
          <table:table-cell office:value-type="string" calcext:value-type="string">
            <text:p>Ben Lionel Scott</text:p>
          </table:table-cell>
          <table:table-cell office:value-type="string" calcext:value-type="string">
            <text:p>HOLD ON - Motivational Video</text:p>
          </table:table-cell>
          <table:table-cell office:value-type="string" calcext:value-type="string">
            <text:p>http://benlionelscott.com/subscribe 👈 Download this video or audio version by subscribing on PayPal. First month is free! Cancel anytime. Download the audio for free: http://benlionelscott.com/p/?v=uU64Lrpqcu8     http://instagram.com/benlionelscott 👈 Follow here for daily motivational videos &amp; photos   Music Tellingbeatzz - Preach 2 Speakers Eric Thomas Les Brown Jim Rohn Kevin Spacey</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f0HSe5QZb1U</text:p>
          </table:table-cell>
          <table:table-cell table:style-name="ce4" office:value-type="string" calcext:value-type="string">
            <text:p>Ben Lionel Scott</text:p>
          </table:table-cell>
          <table:table-cell table:style-name="ce4" office:value-type="string" calcext:value-type="string">
            <text:p>PAIN IS TEMPORARY - Motivational video</text:p>
          </table:table-cell>
          <table:table-cell table:style-name="ce4" office:value-type="string" calcext:value-type="string">
            <text:p>http://benlionelscott.com/subscribe 👈 Download this video or audio version by subscribing on PayPal. First month is free! Cancel anytime. Download the audio for free: http://benlionelscott.com/p/?v=f0HSe5QZb1U http://instagram.com/benlionelscott 👈 Follow here for daily motivational videos &amp; photos   Music Zack Hemsey - See What I've Become Speakers Les Brown Eric Thomas</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zn_cycNaPsc</text:p>
          </table:table-cell>
          <table:table-cell office:value-type="string" calcext:value-type="string">
            <text:p>Ben Lionel Scott</text:p>
          </table:table-cell>
          <table:table-cell office:value-type="string" calcext:value-type="string">
            <text:p>DON'T GIVE UP - Motivational Video</text:p>
          </table:table-cell>
          <table:table-cell office:value-type="string" calcext:value-type="string">
            <text:p>http://benlionelscott.com/subscribe 👈 Download this video or audio version by subscribing on PayPal. First month is free! Cancel anytime. Download the audio for free: http://benlionelscott.com/p/?v=zn_cycNaPsc http://instagram.com/benlionelscott 👈 Follow here for daily motivational videos &amp; photos   Music Zack Hemsey - Soothsayer Speakers Eric Thomas Michael Irvin Jim Rohn</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Glr6hFFZ1Og</text:p>
          </table:table-cell>
          <table:table-cell table:style-name="ce4" office:value-type="string" calcext:value-type="string">
            <text:p>Ben Lionel Scott</text:p>
          </table:table-cell>
          <table:table-cell table:style-name="ce4" office:value-type="string" calcext:value-type="string">
            <text:p>TAKE RISKS - Charlie Day (Motivation)</text:p>
          </table:table-cell>
          <table:table-cell table:style-name="ce4"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F8LZQb2AUds</text:p>
          </table:table-cell>
          <table:table-cell office:value-type="string" calcext:value-type="string">
            <text:p>Ben Lionel Scott</text:p>
          </table:table-cell>
          <table:table-cell office:value-type="string" calcext:value-type="string">
            <text:p>THE PROCESS - Motivational Video</text:p>
          </table:table-cell>
          <table:table-cell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pUhheiI0Ko0</text:p>
          </table:table-cell>
          <table:table-cell table:style-name="ce4" office:value-type="string" calcext:value-type="string">
            <text:p>Ben Lionel Scott</text:p>
          </table:table-cell>
          <table:table-cell table:style-name="ce4" office:value-type="string" calcext:value-type="string">
            <text:p>RECYCLE YOUR PAIN - Eric Thomas (Motivational Video)</text:p>
          </table:table-cell>
          <table:table-cell table:style-name="ce4"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b5uuaBXycJ4</text:p>
          </table:table-cell>
          <table:table-cell office:value-type="string" calcext:value-type="string">
            <text:p>Ben Lionel Scott</text:p>
          </table:table-cell>
          <table:table-cell office:value-type="string" calcext:value-type="string">
            <text:p>GREATNESS - Motivational Video (pt. 2)</text:p>
          </table:table-cell>
          <table:table-cell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jH4cTifqxXI</text:p>
          </table:table-cell>
          <table:table-cell table:style-name="ce4" office:value-type="string" calcext:value-type="string">
            <text:p>Ben Lionel Scott</text:p>
          </table:table-cell>
          <table:table-cell table:style-name="ce4" office:value-type="string" calcext:value-type="string">
            <text:p>THE OTHER SIDE - Motivational Video</text:p>
          </table:table-cell>
          <table:table-cell table:style-name="ce4"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UnbIsv8Qd1U</text:p>
          </table:table-cell>
          <table:table-cell office:value-type="string" calcext:value-type="string">
            <text:p>Ben Lionel Scott</text:p>
          </table:table-cell>
          <table:table-cell office:value-type="string" calcext:value-type="string">
            <text:p>THIS MOMENT - Motivational Video</text:p>
          </table:table-cell>
          <table:table-cell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s_EvOlysWsk</text:p>
          </table:table-cell>
          <table:table-cell table:style-name="ce4" office:value-type="string" calcext:value-type="string">
            <text:p>Ben Lionel Scott</text:p>
          </table:table-cell>
          <table:table-cell table:style-name="ce4" office:value-type="string" calcext:value-type="string">
            <text:p>FAIL FORWARD - Motivational Video</text:p>
          </table:table-cell>
          <table:table-cell table:style-name="ce4"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Fxx7IV1Alq8</text:p>
          </table:table-cell>
          <table:table-cell office:value-type="string" calcext:value-type="string">
            <text:p>Ben Lionel Scott</text:p>
          </table:table-cell>
          <table:table-cell office:value-type="string" calcext:value-type="string">
            <text:p>GREATNESS - Motivational Video</text:p>
          </table:table-cell>
          <table:table-cell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EMG8vWidJ4Q</text:p>
          </table:table-cell>
          <table:table-cell table:style-name="ce4" office:value-type="string" calcext:value-type="string">
            <text:p>Ben Lionel Scott</text:p>
          </table:table-cell>
          <table:table-cell table:style-name="ce4" office:value-type="string" calcext:value-type="string">
            <text:p>WORK - Motivational Video</text:p>
          </table:table-cell>
          <table:table-cell table:style-name="ce4"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AUnWdUGkNX8</text:p>
          </table:table-cell>
          <table:table-cell office:value-type="string" calcext:value-type="string">
            <text:p>Ben Lionel Scott</text:p>
          </table:table-cell>
          <table:table-cell office:value-type="string" calcext:value-type="string">
            <text:p>NEVER QUIT - Motivational Video</text:p>
          </table:table-cell>
          <table:table-cell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WLpvd2kjtKY</text:p>
          </table:table-cell>
          <table:table-cell table:style-name="ce4" office:value-type="string" calcext:value-type="string">
            <text:p>Ben Lionel Scott</text:p>
          </table:table-cell>
          <table:table-cell table:style-name="ce4" office:value-type="string" calcext:value-type="string">
            <text:p>MAN CAN MOVE MOUNTAINS - Motivational Video</text:p>
          </table:table-cell>
          <table:table-cell table:style-name="ce4"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62hmiaRSuoo</text:p>
          </table:table-cell>
          <table:table-cell office:value-type="string" calcext:value-type="string">
            <text:p>Ben Lionel Scott</text:p>
          </table:table-cell>
          <table:table-cell office:value-type="string" calcext:value-type="string">
            <text:p>IT'S WORTH IT - Motivational Video</text:p>
          </table:table-cell>
          <table:table-cell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HoLh8Wj1jR8</text:p>
          </table:table-cell>
          <table:table-cell table:style-name="ce4" office:value-type="string" calcext:value-type="string">
            <text:p>Ben Lionel Scott</text:p>
          </table:table-cell>
          <table:table-cell table:style-name="ce4" office:value-type="string" calcext:value-type="string">
            <text:p>WINNERS - Motivational Video</text:p>
          </table:table-cell>
          <table:table-cell table:style-name="ce4"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7EI2rZo2ohE</text:p>
          </table:table-cell>
          <table:table-cell office:value-type="string" calcext:value-type="string">
            <text:p>Ben Lionel Scott</text:p>
          </table:table-cell>
          <table:table-cell office:value-type="string" calcext:value-type="string">
            <text:p>FIND A WAY - Motivational Video</text:p>
          </table:table-cell>
          <table:table-cell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EQZ8HOBwVaU</text:p>
          </table:table-cell>
          <table:table-cell table:style-name="ce4" office:value-type="string" calcext:value-type="string">
            <text:p>Ben Lionel Scott</text:p>
          </table:table-cell>
          <table:table-cell table:style-name="ce4" office:value-type="string" calcext:value-type="string">
            <text:p>Steve Jobs - Motivational Video</text:p>
          </table:table-cell>
          <table:table-cell table:style-name="ce4"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KiKTTG2bCo0</text:p>
          </table:table-cell>
          <table:table-cell office:value-type="string" calcext:value-type="string">
            <text:p>Ben Lionel Scott</text:p>
          </table:table-cell>
          <table:table-cell office:value-type="string" calcext:value-type="string">
            <text:p>EVERY DREAM STARTS SMALL - Motivational Video</text:p>
          </table:table-cell>
          <table:table-cell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IRKVyqh6QcM</text:p>
          </table:table-cell>
          <table:table-cell table:style-name="ce4" office:value-type="string" calcext:value-type="string">
            <text:p>Ben Lionel Scott</text:p>
          </table:table-cell>
          <table:table-cell table:style-name="ce4" office:value-type="string" calcext:value-type="string">
            <text:p>PRACTICE - Motivational Video</text:p>
          </table:table-cell>
          <table:table-cell table:style-name="ce4"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qjRpWJP6qNQ</text:p>
          </table:table-cell>
          <table:table-cell office:value-type="string" calcext:value-type="string">
            <text:p>Ben Lionel Scott</text:p>
          </table:table-cell>
          <table:table-cell office:value-type="string" calcext:value-type="string">
            <text:p>OPPORTUNITY - Motivational Video (ft. CJ Beatty)</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 Stream this on YouTube: http://tr.im/P30DD SoundCloud: http://tr.im/MD6OX - Ben Lionel Scott http://foundom.com/benlionelscott http://soundcloud.com/benlionelscott http://youtube.com/benlionelscott http://facebook.com/benlionelscott http://instagram.com/benlionelscott CJ Beatty http://www.cjbeatty.com http://youtube.com/user/motivationalnuggets http://facebook.com/MotivationalNuggets http://twitter.com/cjbeatty44 http://instagram.com/cjbeatty44 - Music [0:00:00] CJ Beatty - Keep My Head Up https://open.spotify.com/album/0MAqTbwrUMaaBTaSDbDlDg Speakers [0:00:00] CJ Beatty Videos [0:00:00] Game Day - A short film by Joash Berkeley [0:00:07] Bring the Heat. Take it Outside. [0:00:10] SKI BEATZ IN THE STUDIO WITH MIKEY ROCKS [0:00:29] Trey Songz- Studio Hours - Recording Session [0:00:32] 6am Bootcamp [0:00:39] Jesse Harewicz - Open Water Swimmer - *If there is an issue with any material being used, please contact: contact@foundom.com</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Ei62yfaeH6g</text:p>
          </table:table-cell>
          <table:table-cell table:style-name="ce4" office:value-type="string" calcext:value-type="string">
            <text:p>Ben Lionel Scott</text:p>
          </table:table-cell>
          <table:table-cell table:style-name="ce4" office:value-type="string" calcext:value-type="string">
            <text:p>GIVE IT YOUR ALL - Motivational Video</text:p>
          </table:table-cell>
          <table:table-cell table:style-name="ce4" office:value-type="string" calcext:value-type="string">
            <text:p>http://benlionelscott.com/subscribe 👈 Download this video or audio version by subscribing on PayPal. First month is free! Cancel anytime. Minute Motivation Series | Follow here for daily motivational videos &amp; photos: http://instagram.com/benlionelscott</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17DNC_5k0Jk</text:p>
          </table:table-cell>
          <table:table-cell office:value-type="string" calcext:value-type="string">
            <text:p>Ben Lionel Scott</text:p>
          </table:table-cell>
          <table:table-cell office:value-type="string" calcext:value-type="string">
            <text:p>1 Hour Motivational Speeches &amp; Epic Music Mix</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An hour mix of my motivational videos to keep you going. Video tracklist below! Make a Submission: http://foundom.com/submit - Stream on Foundom: https://goo.gl/9kxFpR YouTube: https://goo.gl/eqYiAq SoundCloud: https://goo.gl/g7GUHc - Follow Ben Lionel Scott http://foundom.com/benlionelscott http://soundcloud.com/benlionelscott http://youtube.com/benlionelscott http://facebook.com/benlionelscott http://instagram.com/benlionelscott - Videos: [00:00] LIVE WITHOUT LIMITS - Motivational Video (ft. Eddie Pinero) Video Link: https://www.youtube.com/watch?v=J_MVI71YBZI [04:24] PERSIST - Motivational Video Video Link: https://www.youtube.com/watch?v=nstQqaRaDEY [07:35] FALLEN - Motivational Video Video Link: https://www.youtube.com/watch?v=7NtzubcQHs4 [12:12] PUSH THROUGH PAIN - Motivational Video Video Link: https://www.youtube.com/watch?v=TYmJcU1IXlg [16:02] MANIFEST - Motivational &amp; Inspirational Video Video Link: https://www.youtube.com/watch?v=UkJnD0Sljt8 [19:08] GREATNESS WITHIN - Motivational Video (ft. Les Brown) Video Link: https://www.youtube.com/watch?v=Ck7CytzKuhg [23:06] WHAT DO YOU WANT - Motivational Video (ft. Rafael Eliassen) Video Link: https://www.youtube.com/watch?v=7UCBvTYotuU [27:46] EXPAND BY DEMAND - Motivational Video Video Link: https://www.youtube.com/watch?v=SWh2XfMXQ9c [31:18] DRIVEN TO GREATNESS - Motivational Video Video Link: https://www.youtube.com/watch?v=ABbtxzXyGIs [33:22] NEVER GIVE UP - Motivational Video Video Link: https://www.youtube.com/watch?v=PjP9r-HU4fk [37:22] YOUR TIME LEFT - Motivational Video Video Link: https://www.youtube.com/watch?v=6R8Edl0ZwKg [39:55] COMMITTED - Motivational Video Video Link: https://www.youtube.com/watch?v=5ujA0wq-oLs [41:59] BELIEVE IN YOURSELF - Motivational Video Video Link: https://www.youtube.com/watch?v=AjZ0KbJcav0 [44:13] CHASE YOUR PASSION - Motivation (Secret Life Of Walter Mitty Tribute) Video Link: https://www.youtube.com/watch?v=AvXBBgG_OSk [45:23] ARE YOU READY - Motivational Video (ft. Jeff Moore) Video Link: https://www.youtube.com/watch?v=pCxAbn8YAtI [49:22] WHY YOU'RE HERE - Motivational Video Video Link: https://www.youtube.com/watch?v=PCzth7Vz_bM [53:41] CHASE YOUR DREAMS - Motivational Video Video Link: https://www.youtube.com/watch?v=nN-gUicudGk [57:01] Make An Impact - Inspirational Video Video Link: https://www.youtube.com/watch?v=pb7_YJp9bVA - *If there is an issue with any material being used, please contact: contact@foundom.com</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TG-zdbnxJ6E</text:p>
          </table:table-cell>
          <table:table-cell table:style-name="ce4" office:value-type="string" calcext:value-type="string">
            <text:p>Ben Lionel Scott</text:p>
          </table:table-cell>
          <table:table-cell table:style-name="ce4" office:value-type="string" calcext:value-type="string">
            <text:p>HARD WORK</text:p>
          </table:table-cell>
          <table:table-cell table:style-name="ce4" office:value-type="string" calcext:value-type="string">
            <text:p>http://benlionelscott.com/subscribe 👈 Download this video or audio version by subscribing on PayPal. First month is free! Cancel anytime. Follow here for daily motivational videos &amp; photos: http://instagram.com/benlionelscott - Stream The Sun Harbour Chorus - Hard Work (BLS Edit) on SoundCloud: https://goo.gl/da2FqR - Follow Ben Lionel Scott Website: http://benlionelscott.com Facebook: http://facebook.com/benlionelscott Soundcloud: http://soundcloud.com/benlionelscott Instagram: http://instagram.com/benlionelscott - Music: [00:09] The Sun Harbour Chorus - Hard Work (BLS Edit) Track Link: http://goo.gl/da2FqR Original Track Link: http://www.youtube.com/watch?v=KRBdyOzCnKc - Videos: [00:18] Nike+ Anthem by Will Mayer Video Link: https://vimeo.com/96572972 [00:21] NGU FOOTBALL by Andrew Bradford Video Link: https://vimeo.com/144250278 [00:22] Nike - Slap Video Link: https://vimeo.com/17614300 [00:25] KUKIMBIA: A Journey Through Kenyan Running Culture by Ambedo Video Link: https://vimeo.com/173574639 [00:27] HIPCAMP - Find Yourself Outside by Avocados and Coconuts Video Link: https://vimeo.com/132244795 [00:28] Nike Swim 2012 Video Link: https://vimeo.com/46164759 [00:31] Workout by John Fedele Video Link: https://vimeo.com/118975325 [00:33] Gatorade - Hard Work Video Link: https://vimeo.com/83531884 [00:39] WORKOUT FACE by TWENTYFOURSEVEN Video Link: https://vimeo.com/178188817 [00:40] VOICES by AnimalP Video Link: https://vimeo.com/200189521 [00:46] Dayvon’s Dream from Paul Santana Video Link: https://vimeo.com/163018737 [00:49] Nike Athletic Training - Positioning Video Video Link: https://vimeo.com/18605290 [00:55] The Sandman from Diego Contreras Video Link: https://vimeo.com/135039012 - Films: [00:00] Bleed For This - *If there is an issue with any material being used, please contact: info@foundom.com</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dljIoRTAAWk</text:p>
          </table:table-cell>
          <table:table-cell office:value-type="string" calcext:value-type="string">
            <text:p>Ben Lionel Scott</text:p>
          </table:table-cell>
          <table:table-cell office:value-type="string" calcext:value-type="string">
            <text:p>LEADER - Motivational Video (by Motivational Movement)</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 Follow Ben Lionel Scott Website: http://benlionelscott.com Facebook: http://facebook.com/benlionelscott Twitter: Soundcloud: http://soundcloud.com/benlionelscott Instagram: http://instagram.com/benlionelscott Follow Motivational Movement Website: http://www.motivationalmovement.net Twitter: http://twitter.com/motivationcares YouTube: https://www.youtube.com/user/BridgewaterStudios Instagram: http://instagram.com/motivational_movement_net - *If there is an issue with any material being used, please contact: info@foundom.com</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7UCBvTYotuU</text:p>
          </table:table-cell>
          <table:table-cell table:style-name="ce4" office:value-type="string" calcext:value-type="string">
            <text:p>Ben Lionel Scott</text:p>
          </table:table-cell>
          <table:table-cell table:style-name="ce4" office:value-type="string" calcext:value-type="string">
            <text:p>WHAT DO YOU WANT - Motivational Video (ft. Rafael Eliassen)</text:p>
          </table:table-cell>
          <table:table-cell table:style-name="ce4" office:value-type="string" calcext:value-type="string">
            <text:p>http://benlionelscott.com/subscribe 👈 Download this video or audio version by subscribing on PayPal. First month is free! Cancel anytime. Follow here for daily motivational videos &amp; photos: http://instagram.com/benlionelscott - Follow Ben Lionel Scott Website: http://benlionelscott.com Facebook: http://facebook.com/benlionelscott Twitter: Soundcloud: http://soundcloud.com/benlionelscott Instagram: http://instagram.com/benlionelscott Follow Rafael Eliassen Facebook: http://facebook.com/RafaelEliassen Twitter: http://twitter.com/RafaelEliassen Instagram: http://instagram.com/rafaeleliassen YouTube: http://youtube.com/RafaelEliassen - Videos: [00:16] Train Harder - Joe Rockheads by Kacper Larski Video Link: https://vimeo.com/67057826 [00:18] Nike “The Chance” by Variable Video Link: https://vimeo.com/40035962 [00:21] Nike+ Anthem by Will Mayer Video Link: https://vimeo.com/96572972 [00:29] TRAIN by Darius Clark Monroe Video Link: https://vimeo.com/20591904 [00:39] Nike Make Them See (Directors Cut) by TWIN. Video Link: https://vimeo.com/99482286 [00:43] NIKE FUELBAND (Dir cut) Video Link: https://vimeo.com/84858610 [00:59] Nike Canada “All Ice is Home Ice” by Eliot Rausch Video Link: https://vimeo.com/82688808 [01:44] adidas, boxing by ROMAIN-GAVRAS Video Link: https://vimeo.com/25077581 [01:49] Adidas “MiCoach” by Joseph Kahn Video Link: https://vimeo.com/23935639 [01:52] Adidas - Ready To Run by Bob HarlowP Video Link: https://vimeo.com/39895413 [01:53] adidas: all in for #mygirls UK by Hillary Coe Video Link: https://vimeo.com/61222162 [01:59] Nike - Slap Video Link: https://vimeo.com/15678941 [02:05] Nike Pool by Defgrip Video Link: https://vimeo.com/26095274 [02:29] NIKE - VIVE LE FOOTBALL LIBRE international by Vive le football libre! Video Link: https://vimeo.com/18911879 [02:31] Nike: High School Football Pro Training by Heist Video Link: https://vimeo.com/113557737 [02:40] Born To Challenge by Thomas SimonP Video Link: https://vimeo.com/185202550 [02:43] I Am Crossfit by Josh Stephens Video Link: https://vimeo.com/43289963 [02:50] Nike - Come out of Nowhere. Video Link: https://www.youtube.com/watch?v=dOZxIpy6Gm4 [02:57] Penn Medicine - Frank Crossfit Video - MSK by Cwenar Video Link: https://vimeo.com/150964323 [02:59] Hustlin’ with Basketball by Nejc Miljak Video Link: https://vimeo.com/102114320 [03:06] The Distance Between Us by Caleb Diaz Video Link: https://vimeo.com/102114320 [03:12] Bose | “Music Is My Empowerment” from Gorilla Video Link: https://vimeo.com/106709406 [03:12] KILGANON | Short Film by Tendril Video Link: https://vimeo.com/179204213 [03:24] #faceoff2015 from Florian Kaltenbach Video Link: https://vimeo.com/124866611 [03:24] #faceoff2015 from Florian Kaltenbach Video Link: https://vimeo.com/124866611 [03:24] #faceoff2015 Figure Ice-Skating by Florian Kaltenbach Video Link: https://vimeo.com/124863710 [03:43] #faceoff2015 Soccer by Florian Kaltenbach Video Link: https://vimeo.com/124862380 [03:43] #faceoff2015 Running by Florian Kaltenbach Video Link: https://vimeo.com/124859340 [04:17] adidas #openallwinter Dir. Stian Smestad by Stian Smestad Video Link: https://vimeo.com/110884620 [04:30] One with the Rhythm by Nic Justice Video Link: https://vimeo.com/62647855 [04:35] Sony FS-700 slow motion personal trainer by Hakan Acarel Video Link: https://vimeo.com/73302127 [04:38] Stride by Hollis Mason Video Link: https://vimeo.com/40045140 [04:40] Peddie Day 2013 by Lukas Dong Video Link: https://vimeo.com/78814860 [04:51] Spot KABCA Basket by Bastien Dreyer Video Link: https://vimeo.com/129547991 - Films: [00:15] War Dogs [00:51] Arrival [01:17] Warrior [01:20] Jobs - *If there is an issue with any material being used, please contact: info@foundom.com</text:p>
          </table:table-cell>
          <table:table-cell table:number-columns-repeated="6"/>
        </table:table-row>
        <table:table-row table:style-name="ro2">
          <table:table-cell table:style-name="ce6" office:value-type="string" calcext:value-type="string">
            <text:p>2/11/2018 6:29:02 PM</text:p>
          </table:table-cell>
          <table:table-cell office:value-type="string" calcext:value-type="string">
            <text:p>https://www.youtube.com/watch?v=nstQqaRaDEY</text:p>
          </table:table-cell>
          <table:table-cell office:value-type="string" calcext:value-type="string">
            <text:p>Ben Lionel Scott</text:p>
          </table:table-cell>
          <table:table-cell office:value-type="string" calcext:value-type="string">
            <text:p>PERSIST - Motivational Video</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Links to all resources used are available here: http://benlionelscott.com/persist Subscribe for more videos: http://benlionelscott.com/YT Interested in having your video/speech/music featured? Please contact info@benlionelscott.com with the subject line "Submission:" followed by the type of content (video, speech or music). - Follow Ben Lionel Scott Website: http://benlionelscott.com Facebook: http://facebook.com/benlionelscott Twitter: Instagram: http://instagram.com/benlionelscott - Music, Films, Speakers &amp; Videos Used: Music: Secession Studios - Entombed Track Link: https://goo.gl/76WTCn Follow Secession Studios Website: http://secessionstudios.com Twitter: http://twitter.com/thesecession Instagram: https://instagram.com/thesecession Bandcamp: http://thesecession.bandcamp.com YouTube: https://youtube.com/thesecession - Films: [00:32] Unbroken [01:52] Man on Fire [02:26] War Dogs - Speakers: [00:22] Neil deGrasse Tyson [00:35] Neil Gaiman [00:48] Greg Plitt [01:03] Denzel Washington [01:33] Michael Jordan [01:41] Shawn Corey Carter (Jay Z) [02:05] Sean John Combs (Puff Daddy) [02:17] Eric Thomas [02:28] Les Brown [02:44] William Hollis [03:08] Tony Robbins - Videos: [00:00] American Genius - Edison vs Tesla [00:22] SOBER by Gareth Bowler [00:25] A fighter in the wind - Norman Paraisy by David Dang [00:36] Training by Premiership [00:40] Basketball is like a War by Fono Amsterdam [00:44] Some other Way by Eliot Rausch [00:52] FIGHT by MJ [00:56] I Am by Morgan Inglis [01:33] Michael Jordan Flu Game [01:40] Studio Session: Jay-Z's "Magna Carta Holy Grail" by Studio Metronome [02:04] Puff Daddy &amp; The Family - MMM Documentary by Puff Daddy Vevo [02:12] training Day by Fedor Struchev [02:16] Best Sports Motivational Video by Stanely Ambrose [02:18] B FITNESS - Motivation workout by Arnaud Michanol (Artkeez) [02:28] She Runs The Night: 3 May 2012 by Nike [02:32] motivation by sasha karpov [02:34] Storm - Training Motivational Video by Joey De Guzman [02:48] NGU FOOTBALL by Andrew Bradford [03:02] The Grind by Georgia Football [03:03] DO THE WORK - Daniel Carlin by Stephen Hedrick [03:04] SPORT VIDEO - GOOD JOB (2016) by John Gersen - *If there is an issue with any material being used, please contact: info@benlionelscott.com</text:p>
          </table:table-cell>
          <table:table-cell table:number-columns-repeated="6"/>
        </table:table-row>
        <table:table-row table:style-name="ro2">
          <table:table-cell office:value-type="string" calcext:value-type="string">
            <text:p>2/11/2018 6:29:02 PM</text:p>
          </table:table-cell>
          <table:table-cell table:style-name="ce4" office:value-type="string" calcext:value-type="string">
            <text:p>https://www.youtube.com/watch?v=nN-gUicudGk</text:p>
          </table:table-cell>
          <table:table-cell table:style-name="ce4" office:value-type="string" calcext:value-type="string">
            <text:p>Ben Lionel Scott</text:p>
          </table:table-cell>
          <table:table-cell table:style-name="ce4" office:value-type="string" calcext:value-type="string">
            <text:p>CHASE YOUR DREAMS - Motivational Video</text:p>
          </table:table-cell>
          <table:table-cell table:style-name="ce4" office:value-type="string" calcext:value-type="string">
            <text:p>http://benlionelscott.com/subscribe 👈 Download this video or audio version by subscribing on PayPal. First month is free! Cancel anytime. Follow here for daily motivational videos &amp; photos: http://instagram.com/benlionelscott Links to all resources used are available here: http://benlionelscott.com/chase-your-dreams Subscribe for more videos: http://benlionelscott.com/YT Interested in having your video/speech/music featured? Please contact info@benlionelscott.com with the subject line "Submission:" followed by the type of content (video, speech or music). - Follow Ben Lionel Scott Website: http://benlionelscott.com Facebook: http://facebook.com/benlionelscott Twitter: Instagram: http://instagram.com/benlionelscott - Music, Films, Speakers &amp; Videos Used: Music: Secession Studios - Smile Now Go Track Link: https://goo.gl/zyWSPQ Follow Secession Studios Website: http://secessionstudios.com Twitter: http://twitter.com/thesecession Instagram: https://instagram.com/thesecession Bandcamp: http://thesecession.bandcamp.com YouTube: https://youtube.com/thesecession - Films: [00:00] The Peaceful Warrior [00:16] Eddie The Eagle [00:40] Goal! [01:31] Warrior - Speakers: [00:04] Tim DeKay [00:19] Keith Allen [00:29] Jack Costello [00:38] Kuno Becker [00:46] Tony Plana [01:07] Denzel Washington [01:20] Keyth Garcia (WelcomeHome) [01:45] Robin Sharma [02:10] Morgan Freeman [02:23] Tim Robbins [02:38] Suli Breaks [02:54] Greg Plitt [03:02] Howard Schultz [03:08] Eric Thomas [03:19] Derrick Moore [03:23] Marc Mero [03:26] Joel Osteen [03:29] Ray Lewis [03:33] Robbin Williams [03:42] Will Smith - Videos: [01:05] Workout by Fedele Studio [01:12] The 2015 Primark Workout campaign designed by The One Off [01:15] The Distance Between Us by Caleb Diaz [01:18] Believe by Johan Wasicki [01:25] What Do You Play For by Chevy [02:46] Training Academy by Adidas [03:03] Hard Work by Gatorade [03:05] Under Armour - Running/Training - Marqise Lee by White Noise Lab [03:14] FIVE/FIVE by chris jurchak - *If there is an issue with any material being used, please contact: info@benlionelscott.com</text:p>
          </table:table-cell>
          <table:table-cell table:number-columns-repeated="6"/>
        </table:table-row>
        <table:table-row table:style-name="ro2">
          <table:table-cell table:style-name="ce3" office:value-type="string" calcext:value-type="string">
            <text:p>12/19/2015 8:31:40 PM</text:p>
          </table:table-cell>
          <table:table-cell office:value-type="string" calcext:value-type="string">
            <text:p>https://www.youtube.com/watch?v=UkJnD0Sljt8</text:p>
          </table:table-cell>
          <table:table-cell office:value-type="string" calcext:value-type="string">
            <text:p>Ben Lionel Scott</text:p>
          </table:table-cell>
          <table:table-cell office:value-type="string" calcext:value-type="string">
            <text:p>MANIFEST - Motivational &amp; Inspirational Video</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Links to all resources used are available here: http://benlionelscott.com/manifest Subscribe for more videos: http://benlionelscott.com/YT Interested in having your video/speech/music featured? Please contact info@benlionelscott.com with the subject line "Submission:" followed by the type of content (video, speech or music). - Follow Ben Lionel Scott Website: http://benlionelscott.com Facebook: http://facebook.com/benlionelscott Twitter: Instagram: http://instagram.com/benlionelscott - Music, Films, Speakers &amp; Videos Used: Music: Losi - My Friend (Ben Lionel Scott Edit) Track Link: https://soundcloud.com/losi/my-friend Follow Losi Facebook: https://facebook.com/losimusic Soundcloud: http://soundcloud.com/losi Instagram: https://instagram.com/losimusic - Films: [00:30] House of Flying Daggers [00:52] Mr Turner [00:56] Eternal Sunshine of the Spotless Mind [01:35] Inception - Speakers: [00:15] Wayne Dyer [00:55] Jim Carey [01:00] Brain Thompson [01:05] Steve Harvey [01:23] Gary van Warmerdam [01:42] Ray Lewis [01:51] Charlie Chaplin [02:06] Prince Ea [02:16] Neil deGrasse Tyson [02:27] Eric Thomas [02:41] TD Jakes [02:50] Bentinho Massaro [03:09] Alan Watts - Videos: [00:08] Kainos - Teaser by Jeff Dotson [00:16] Mieke - SLEEPING ALONE by Adrian Vieni (Wood &amp; Wires) [00:18] FERRARELLE "Underwater Love" by Jeff Yeats [00:27] Underwater by Believe Studio [00:28] Imagine by Jeremy Snell [00:32] The Essence of Presence by Dreamer's Shelter [00:44] DAYS OF THUNDER &amp; RAIN by MONDIAL [00:47] Flowers by Pavel Bukhenko [00:59] Silent Transitions by Salomon [01:04] Michael Edmonds - THE ARTIST WITHIN by Jorge Díaz Fernández [01:09] Our Side Of The Fence | Anthony Lister by Masses Collective [01:15] a Drop - short film by Julien Vanhoenacker [01:18] Passengers of The Sea. by Mark Waters [01:20] I Lost My Dream by Stefan Hunt [01:30] Tone by Trent Jaklitsch [01:34] OUTLINES by Goovinn [01:45] The Need 4 Speed - Artistic Playtime (training sessions) by Phoenix Fly [01:46] Playground, Italy by Matty Brown [01:48] Ishtar X Tussilago by Maceo Frost [01:53] Flora Bowley ~ Brave Intuitive Painting by Zipporah [01:55] SUPAKITCH &amp; KORALIE “Euphorie” Paris by Raphael Hache [01:55] A NEW BREED: Fresh Paint - Part 3/5 by The Creator Class [01:57] Street Art Exhibition . ALEM PAREDES by Andre Matos Cardoso [02:00] Movement by Neven Muretic [02:01] 60’s Powder Dance by Mad Dame [02:02] Jupiter Ace Feat. Geneva Lane - Glowing In The Dark Music [02:04] Enjoy The Process by Nathan Yoder [02:14] An Ode to Creative Work by Behance [02:21] JUMP by VOKE TAB [02:23] RUN by Freefly [02:24] Shandi Kano // Be Bold by Nate GunnP [02:24] Run by Matthew Palmer [02:25] Run With Us by Strava [02:27] Moncler Passion for Sport. Episode 1: Freeride Mountain Biking by Monclear [02:29] Playing with Gravity by Filme von Draussen [02:30] Wetness by The Coastal Crew [02:31] WE VS. THE NIGHT by Benjamin Dowie [02:37] Life is a Dance by Sebastian Linda [02:39] Dance With Fire by Grace Jackson [02:42] Glen Keane – Step into the Page by Future of StoryTelling [03:07] SLEEPING BEAUTIES by VERRECHIA FILMS [03:20] Ran Ortner Trailer (documentary in process) by Todd Holland - *If there is an issue with any material being used, please contact: info@benlionelscott.com</text:p>
          </table:table-cell>
          <table:table-cell table:number-columns-repeated="6"/>
        </table:table-row>
        <table:table-row table:style-name="ro2">
          <table:table-cell table:style-name="ce4" office:value-type="string" calcext:value-type="string">
            <text:p>12/19/2015 8:31:40 PM</text:p>
          </table:table-cell>
          <table:table-cell table:style-name="ce4" office:value-type="string" calcext:value-type="string">
            <text:p>https://www.youtube.com/watch?v=7NtzubcQHs4</text:p>
          </table:table-cell>
          <table:table-cell table:style-name="ce4" office:value-type="string" calcext:value-type="string">
            <text:p>Ben Lionel Scott</text:p>
          </table:table-cell>
          <table:table-cell table:style-name="ce4" office:value-type="string" calcext:value-type="string">
            <text:p>FALLEN - Motivational Video</text:p>
          </table:table-cell>
          <table:table-cell table:style-name="ce4" office:value-type="string" calcext:value-type="string">
            <text:p>http://benlionelscott.com/subscribe 👈 Download this video or audio version by subscribing on PayPal. First month is free! Cancel anytime. Follow here for daily motivational videos &amp; photos: http://instagram.com/benlionelscott Connect With Me Website: http://benlionelscott.com Facebook: https://facebook.com/benlionelscott Twitter: Instagram: https://instagram.com/benlionelscott - Speakers, Music, Videos &amp; Movies Used SPEAKERS 0:29 | Eric thomas 0:33 | Sugar Ray Leonard 0:41 | Matt Damon 0:52 | Ian Humphrey 1:00 | Les Brown 2:02 | Ray Lewis 2:11 | Al Pachino 2:21 | Nick Vujicic 2:27 | Milton Glaser 2:43 | Leo Buscaglia 3:42 | T.D. Jakes 4:05 | Jackie Chan 4:22 | J.K. Rowling 4:33 | Dieter F. Uchtdorf 4:40 | Michael Irvin Hall MUSIC 0:22 | Nexus Music - Revelation 1:48 | Kari Sigurdsson - Oracle VIDEOS Orion - Watch You Fall by Down Home Films WEATHERBY - Chad Mendes by Rockhouse Motion Success - From a Boxer's Perspective by Chad Winson MOVIES Southpaw Creed</text:p>
          </table:table-cell>
          <table:table-cell table:number-columns-repeated="6"/>
        </table:table-row>
        <table:table-row table:style-name="ro2">
          <table:table-cell table:style-name="ce3" office:value-type="string" calcext:value-type="string">
            <text:p>12/19/2015 8:31:40 PM</text:p>
          </table:table-cell>
          <table:table-cell office:value-type="string" calcext:value-type="string">
            <text:p>https://www.youtube.com/watch?v=5ujA0wq-oLs</text:p>
          </table:table-cell>
          <table:table-cell office:value-type="string" calcext:value-type="string">
            <text:p>Ben Lionel Scott</text:p>
          </table:table-cell>
          <table:table-cell office:value-type="string" calcext:value-type="string">
            <text:p>COMMITTED - Motivational Video (ft. Jaret Grossman)</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Connect With Me Facebook: https://facebook.com/benlionelscott Twitter: Instagram: https://instagram.com/benlionelscott Website: http://benlionelscott.com - Check out Jaret Grossman: YouTube: http://youtube.com/MuscleProdigyTV Facebook: http://facebook.com/Jaret-Grossman-1490638367896707 Instagram: http://instagram.com/jaretgrossman Website: http://jaretgrossman.com Music, Videos &amp; Movies Used MUSIC 00:48 | Secession Studios - The Olympiad https://youtube.com/thesecession 02:38 | Kari Sigurdsson - Sparkle of Hope VIDEOS One Million Ring in 2015 With NY Ball Drop Lift Strong | Run Fast by 31 Films Crossfit The Woodlands - "Limitations" by 31 Films StudioEPIX - eXtreme Interval Training by David Couillard City Athletes: Christine CrossFit Documentary by Justin Steele Under Armour- Running/Training by White Noise Lab MOVIES Limitless Her Ali 4 Minute Mile Ex machina</text:p>
          </table:table-cell>
          <table:table-cell table:number-columns-repeated="6"/>
        </table:table-row>
        <table:table-row table:style-name="ro2">
          <table:table-cell table:style-name="ce4" office:value-type="string" calcext:value-type="string">
            <text:p>12/19/2015 8:31:40 PM</text:p>
          </table:table-cell>
          <table:table-cell table:style-name="ce4" office:value-type="string" calcext:value-type="string">
            <text:p>https://www.youtube.com/watch?v=PCzth7Vz_bM</text:p>
          </table:table-cell>
          <table:table-cell table:style-name="ce4" office:value-type="string" calcext:value-type="string">
            <text:p>Ben Lionel Scott</text:p>
          </table:table-cell>
          <table:table-cell table:style-name="ce4" office:value-type="string" calcext:value-type="string">
            <text:p>WHY YOU'RE HERE - Motivational Video</text:p>
          </table:table-cell>
          <table:table-cell table:style-name="ce4" office:value-type="string" calcext:value-type="string">
            <text:p>http://benlionelscott.com/subscribe 👈 Download this video or audio version by subscribing on PayPal. First month is free! Cancel anytime. Follow here for daily motivational videos &amp; photos: http://instagram.com/benlionelscott Connect With Me Facebook: https://facebook.com/benlionelscott Twitter: Instagram: https://instagram.com/benlionelscott - Speakers, Music &amp; Videos Used SPEAKERS 0:14 | Neil GeGrasse Tyson 0:38 | Prince Ea 0:52 | Tony Robbins 1:09 | Steve Harvey 1:46 | Steve Jobs 2:31 | Elliot Hulse 3:05 | Eric Thomas 3:14 | Louie Chapman 3:17 | Les Brown 3:53 | Steve Mazan 3:58 | Morgan Freeman Impersonation (from More Was Never Enough by Brian Cimins) MUSIC Kari Sigurdsson - Alive VIDEOS Ripple by Nike Nike LeBron 11 'Away' by Nike Basketball RE2PECT by Jordan/Nike Flourish and Prosper, Precept 21 Live Your Passion by Adam Gawenda Experience Freedom by InfinityList MOVIES Goal Whiplash Her Jobs Limitless Rocky Balboa A Single Man Into The Wild</text:p>
          </table:table-cell>
          <table:table-cell table:number-columns-repeated="6"/>
        </table:table-row>
        <table:table-row table:style-name="ro2">
          <table:table-cell table:style-name="ce3" office:value-type="string" calcext:value-type="string">
            <text:p>12/19/2015 8:31:40 PM</text:p>
          </table:table-cell>
          <table:table-cell office:value-type="string" calcext:value-type="string">
            <text:p>https://www.youtube.com/watch?v=wrWf-jtpgFQ</text:p>
          </table:table-cell>
          <table:table-cell office:value-type="string" calcext:value-type="string">
            <text:p>Ben Lionel Scott</text:p>
          </table:table-cell>
          <table:table-cell office:value-type="string" calcext:value-type="string">
            <text:p>ONE SHOT - Motivational Video</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Connect With Me Facebook: https://facebook.com/benlionelscott Twitter: Instagram: https://instagram.com/benlionelscott - Speakers, Music &amp; Videos Used SPEAKERS 0:18 | Eminem 0:47 | Prince Ea 0:58 | Les Brown 2:06 | Randy Pausch 2:16 | Jeff Allen 2:26 | Ray Lewis 2:39 | Elliott Hulse 2:46 | Nick Vujicic 2:54 | Chris Ross 3:23 | Coach Hite MUSIC 0:00 | Secession Studios - Of Gods And Men 2:16 | Secession Studios - Our Reckoning https://www.youtube.com/thesecession VIDEOS Jetman Dubai - Young Feathers by XDubai Hong Kong Heights by Oliver KMIA Vampire Diaries - Funeral scene Motivation Street Workout by NeverMvm Spring Begins - Street Workout Motivation by NeverMvm Bellatores by Jakub Steinecker Eminem - Not Afraid MOVIES 8 Mile Watchmen The Amazing Spiderman 2 Southpaw Magnolia</text:p>
          </table:table-cell>
          <table:table-cell table:number-columns-repeated="6"/>
        </table:table-row>
        <table:table-row table:style-name="ro2">
          <table:table-cell table:style-name="ce4" office:value-type="string" calcext:value-type="string">
            <text:p>12/19/2015 8:31:40 PM</text:p>
          </table:table-cell>
          <table:table-cell table:style-name="ce4" office:value-type="string" calcext:value-type="string">
            <text:p>https://www.youtube.com/watch?v=J_MVI71YBZI</text:p>
          </table:table-cell>
          <table:table-cell table:style-name="ce4" office:value-type="string" calcext:value-type="string">
            <text:p>Ben Lionel Scott</text:p>
          </table:table-cell>
          <table:table-cell table:style-name="ce4" office:value-type="string" calcext:value-type="string">
            <text:p>LIVE WITHOUT LIMITS - Motivational Video (ft. Eddie Pinero)</text:p>
          </table:table-cell>
          <table:table-cell table:style-name="ce4" office:value-type="string" calcext:value-type="string">
            <text:p>http://benlionelscott.com/subscribe 👈 Download this video or audio version by subscribing on PayPal. First month is free! Cancel anytime. Follow here for daily motivational videos &amp; photos: http://instagram.com/benlionelscott Check out Eddie Pinero / Your World Within Youtube: http://youtube.com/c/yourworldwithin Website: http://yourworldwithin.com Facebook: http://facebook.com/yourworldwithin Twitter: http://Twitter.com/yourworldwithin Connect With Me! Facebook: https://facebook.com/benlionelscott Twitter: Instagram: https://instagram.com/benlionelscott - Speakers, Music &amp; Videos Used MUSIC 0:00 | Session Studios - Ash 2:20 | Session Studios - Downforce https://www.youtube.com/thesecession VIDEOS Tied to the Ocean by Linden Collective Inspirational Running Video by Shaycarl Keep on Running by Konrad Bak Slow motion water pouring by Stone's Throw Media Water bucket overflow in Slow Motion by Tim Nolen Anniversary of Roger Bannister's 4 minute mile by Iffley Road First Four Minute Mile (Roger Bannister - 1954) Sub-4 Minute Mile - Geoff Martinson Oregon Twilight 2015 - Men's Mile SandMan Mile - Sandy Roberts 4 minute mile attempt Eminem - Guts Over Fear ft. Sia Music Video MOVIES Unbroken 4 Minute Mile Peaceful Warrior Pain &amp; Gain Fight Club Rocky Balboa Warrior</text:p>
          </table:table-cell>
          <table:table-cell table:number-columns-repeated="6"/>
        </table:table-row>
        <table:table-row table:style-name="ro2">
          <table:table-cell table:style-name="ce3" office:value-type="string" calcext:value-type="string">
            <text:p>12/19/2015 8:31:40 PM</text:p>
          </table:table-cell>
          <table:table-cell office:value-type="string" calcext:value-type="string">
            <text:p>https://www.youtube.com/watch?v=GDobhTjLooo</text:p>
          </table:table-cell>
          <table:table-cell office:value-type="string" calcext:value-type="string">
            <text:p>Ben Lionel Scott</text:p>
          </table:table-cell>
          <table:table-cell office:value-type="string" calcext:value-type="string">
            <text:p>ENDLESS POTENTIAL - Motivational Video (ft. Rafael Eliassen)</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Check out Rafael Eliassen's Channel: http://bit.ly/1vx5qDh Rafael's Facebook page: http://on.fb.me/1vAw4dh Connect With Me! Facebook: https://facebook.com/benlionelscott Twitter: Instagram: https://instagram.com/benlionelscott - Speakers, Music &amp; Videos Used MUSIC 0:24 - Arrange by Session Studios https://www.youtube.com/thesecession 2:15 - Joseph Trapanese - Something To Fight For VIDEOS WAITING - Short Film - Justin Escalona Our Story in 1 Minute by melodysheep Powdered with Stars - Milky Way Time-lapse 4K by SpaceRip Earth from space by Kanal von Cmexxs Huggies Presents: Meeting Murilo Samsung LifeLIVE UFC 360 Magazine - Dominick Cruz Workout Going the distance - Motivational Promo 21. Flourish and Prosper Beats by Dre presents: Cam Newton in Straight to the Gym Miami Heat - Workout (Director's Cut) STREET WORKOUT movie - BAR WINGS - Slovenia Dear Hard Work by CutAndJacked MOVIE(S) The Imitation Game</text:p>
          </table:table-cell>
          <table:table-cell table:number-columns-repeated="6"/>
        </table:table-row>
        <table:table-row table:style-name="ro2">
          <table:table-cell table:style-name="ce4" office:value-type="string" calcext:value-type="string">
            <text:p>12/19/2015 8:31:40 PM</text:p>
          </table:table-cell>
          <table:table-cell table:style-name="ce4" office:value-type="string" calcext:value-type="string">
            <text:p>https://www.youtube.com/watch?v=ABbtxzXyGIs</text:p>
          </table:table-cell>
          <table:table-cell table:style-name="ce4" office:value-type="string" calcext:value-type="string">
            <text:p>Ben Lionel Scott</text:p>
          </table:table-cell>
          <table:table-cell table:style-name="ce4" office:value-type="string" calcext:value-type="string">
            <text:p>DRIVEN TO GREATNESS - Motivational Video</text:p>
          </table:table-cell>
          <table:table-cell table:style-name="ce4" office:value-type="string" calcext:value-type="string">
            <text:p>http://benlionelscott.com/subscribe 👈 Download this video or audio version by subscribing on PayPal. First month is free! Cancel anytime. Follow here for daily motivational videos &amp; photos: http://instagram.com/benlionelscott Subscribe To Stay Motivated: http://bit.ly/BenLionelScott Connect With Me! Facebook: https://facebook.com/benlionelscott Twitter: Instagram: https://instagram.com/benlionelscott - Speakers, Music &amp; Videos Used MOVIE(S) Whiplash SPEAKERS Sam Harris Jaret Grossman Eric Thomas Tony Robbins MUSIC 00:32 | Cristian Onofreiciuc - Imagination 02:17 | Cristian Onofreiciuc - Luminarium VIDEOS Blood Sweat Tears by Barstarzz Post Malone - White Iverson (Concept Music Video) WAITING - Short Film by Justin Escalona Fences - Arrows (ft. Macklemore &amp; Ryan Lewis) [Concept Music Video] Basketball Moves Mountains - Mihai Raducanu Ripple by Nike Golf</text:p>
          </table:table-cell>
          <table:table-cell table:number-columns-repeated="6"/>
        </table:table-row>
        <table:table-row table:style-name="ro2">
          <table:table-cell table:style-name="ce3" office:value-type="string" calcext:value-type="string">
            <text:p>12/19/2015 8:31:40 PM</text:p>
          </table:table-cell>
          <table:table-cell office:value-type="string" calcext:value-type="string">
            <text:p>https://www.youtube.com/watch?v=pCxAbn8YAtI</text:p>
          </table:table-cell>
          <table:table-cell office:value-type="string" calcext:value-type="string">
            <text:p>Ben Lionel Scott</text:p>
          </table:table-cell>
          <table:table-cell office:value-type="string" calcext:value-type="string">
            <text:p>ARE YOU READY - Motivational Video (ft. Jeff Moore)</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Check out Jeff Moore! His Website: http://everydaypowerblog.com/ Facebook Page: https://facebook.com/JeffMooreMotivation Connect With Me! Facebook: https://facebook.com/benlionelscott Twitter: Instagram: https://instagram.com/benlionelscott - Music, Videos &amp; Movies Used MUSIC 0:07 | Niklas Krig - Limbo 2:40 | SimBi - Fallen VIDEOS The Force of Grace by Elevation Church Huggies Presents- Meeting Murilo Motivation by Studio Hanlon Do It Again by Elevation Church MOVIES Whiplash Into The Wild 7 Pounds Jobs Fight Club The Imitation Game</text:p>
          </table:table-cell>
          <table:table-cell table:number-columns-repeated="6"/>
        </table:table-row>
        <table:table-row table:style-name="ro2">
          <table:table-cell table:style-name="ce4" office:value-type="string" calcext:value-type="string">
            <text:p>12/19/2015 8:31:40 PM</text:p>
          </table:table-cell>
          <table:table-cell table:style-name="ce4" office:value-type="string" calcext:value-type="string">
            <text:p>https://www.youtube.com/watch?v=PjP9r-HU4fk</text:p>
          </table:table-cell>
          <table:table-cell table:style-name="ce4" office:value-type="string" calcext:value-type="string">
            <text:p>Ben Lionel Scott</text:p>
          </table:table-cell>
          <table:table-cell table:style-name="ce4" office:value-type="string" calcext:value-type="string">
            <text:p>NEVER GIVE UP - Motivational Video</text:p>
          </table:table-cell>
          <table:table-cell table:style-name="ce4" office:value-type="string" calcext:value-type="string">
            <text:p>Don't give up - don't ever give up. Instead, get up and start creating the good life for yourself and your family. Go here now: http://www.howtocreatethegoodlife.com/thechallengengu - Follow here for daily motivational videos &amp; photos: http://instagram.com/benlionelscott Subscribe To Stay Motivated: http://bit.ly/BenLionelScott Connect With Me! Facebook: https://facebook.com/benlionelscott Twitter: Instagram: https://instagram.com/benlionelscott - Speakers, Music &amp; Videos Used SPEAKERS 0:37 - Stuart Scott 1:09 - Nick Vujicic 1:38 - Eric Thomas 2:07 - Mickey Rourke 2:30 - Will Smith 2:51 - Les Brown MUSIC 0:30 - Ross Bugden - Parallel 2:15 - Confidential Music - Unashamed VIDEOS 805 Million Names – Zlatan Ibrahimović Beats by Dre x Kevin Garnett: Hear What You Want Beats by Dre - The Game Before The Game MOVIES The Pursuit Of Happyness 42 Movie Prisoners Seven Pounds Pain and Gain Limitless</text:p>
          </table:table-cell>
          <table:table-cell table:number-columns-repeated="6"/>
        </table:table-row>
        <table:table-row table:style-name="ro2">
          <table:table-cell table:style-name="ce3" office:value-type="string" calcext:value-type="string">
            <text:p>12/19/2015 8:31:40 PM</text:p>
          </table:table-cell>
          <table:table-cell office:value-type="string" calcext:value-type="string">
            <text:p>https://www.youtube.com/watch?v=TYmJcU1IXlg</text:p>
          </table:table-cell>
          <table:table-cell office:value-type="string" calcext:value-type="string">
            <text:p>Ben Lionel Scott</text:p>
          </table:table-cell>
          <table:table-cell office:value-type="string" calcext:value-type="string">
            <text:p>PUSH THROUGH PAIN - Motivational Video</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Connect With Me! Like on Facebook: http://on.fb.me/1nDs7ys Twitter: http://bit.do/PgMq Instagram: http://bit.do/PgNg 500px: http://bit.do/PgNg - Speakers, Music &amp; Videos Used SPEAKERS 0:10 - Jaret Grossman 1:56 - Eric Thomas MUSIC 0:07 - Kari Sigurdsson - When our journey ends 2:04 - Applauzium - Kaleidoscope VIDEOS TCU Baseball 2012 - The Grind Bryce Harper Melo M11- Prove It MOVIES Rocky Balboa American Sniper 8 Mile Dallas Buyers Club Seven Pounds Warrior Her</text:p>
          </table:table-cell>
          <table:table-cell table:number-columns-repeated="6"/>
        </table:table-row>
        <table:table-row table:style-name="ro2">
          <table:table-cell table:style-name="ce4" office:value-type="string" calcext:value-type="string">
            <text:p>12/19/2015 8:31:40 PM</text:p>
          </table:table-cell>
          <table:table-cell table:style-name="ce4" office:value-type="string" calcext:value-type="string">
            <text:p>https://www.youtube.com/watch?v=6R8Edl0ZwKg</text:p>
          </table:table-cell>
          <table:table-cell table:style-name="ce4" office:value-type="string" calcext:value-type="string">
            <text:p>Ben Lionel Scott</text:p>
          </table:table-cell>
          <table:table-cell table:style-name="ce4" office:value-type="string" calcext:value-type="string">
            <text:p>YOUR TIME LEFT - Motivational Video</text:p>
          </table:table-cell>
          <table:table-cell table:style-name="ce4" office:value-type="string" calcext:value-type="string">
            <text:p>http://benlionelscott.com/subscribe 👈 Download this video or audio version by subscribing on PayPal. First month is free! Cancel anytime. Follow here for daily motivational videos &amp; photos: http://instagram.com/benlionelscott Connect With Me! Like on Facebook: http://on.fb.me/1nDs7ys Follow my Tumblr Blog: http://bit.do/PgMC Twitter: http://bit.do/PgMq Instagram: http://bit.do/PgNg 500px: http://bit.do/PgNg - SPEAKERS 0:14 - The G Project - What will you do today (Audio Only) 0:27 - zefrank1 - The Time You Have (In JellyBeans) (Audio Only) 0:55 - Tony Robbins 1:46 - Jaret Grossman 3:47 - Ray Lewis MUSIC 0:05 - Jetta - I'd Love To Change The World 0:42 - Immediate Music - Hope of Aurora 2:26 - Dean Valentine - Full Of Sound And Fury 3:45 - Main Theme - Hans Zimmer (Instrumental Piano Cover) VIDEOS Matthew McConaughey and the Lincoln MKZ Ad Rookie Blue - Sam &amp; Andy Hospital Scene "Finding Strong" Trailer Beats by Dre - The Game Before The Game Nike Basketball Pro Training Camp Part 2- Physical Training Find Your Strong (60 Second) Create the Future - Suli Breaks (Spoken Word) Wingsuit Pilot Narrowly Escapes Collision w- Gondola at Tianmen Mountain - The Perfect Flight, Ep. 3 "Most insane ski line Ever" This New Ukranian Street Workout Is Insane - Barstarzz Freestyle Calisthenics, Ep. 6 LeBron James Dunks 2014 in Slow Motion 2014 ESPYS Stuart Scott Jimmy V Perseverance Award (Full Speech) MOVIES Dallas Buyers Club Magnolia Into The Wild Wild Warrior American Sniper</text:p>
          </table:table-cell>
          <table:table-cell table:number-columns-repeated="6"/>
        </table:table-row>
        <table:table-row table:style-name="ro2">
          <table:table-cell table:style-name="ce3" office:value-type="string" calcext:value-type="string">
            <text:p>12/19/2015 8:31:40 PM</text:p>
          </table:table-cell>
          <table:table-cell office:value-type="string" calcext:value-type="string">
            <text:p>https://www.youtube.com/watch?v=U3Iohi17MeU</text:p>
          </table:table-cell>
          <table:table-cell office:value-type="string" calcext:value-type="string">
            <text:p>Ben Lionel Scott</text:p>
          </table:table-cell>
          <table:table-cell office:value-type="string" calcext:value-type="string">
            <text:p>DESERVE MORE - Motivational Video (ft. Rafael Eliassen)</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Check out Rafael Eliassen's Channel: http://bit.ly/1vx5qDh Rafael's Facebook page: http://on.fb.me/1vAw4dh Connect With Me! Like on Facebook: http://on.fb.me/1nDs7ys Follow my Tumblr Blog: http://bit.do/PgMC Twitter: http://bit.do/PgMq Instagram: http://bit.do/PgNg 500px: http://bit.do/PgNg - SPEAKER Rafael Eliassen - https://youtube.com/RafaelEliassen MUSIC 0:00 - Fan Boys - Heart of the Rebellion 0:36 - Joseph Trapanese - Something To Fight For (Iron Man 3 Full Trailer Song) 2:07 - Full Tilt - Awake MOVIES USED Fury Interstellar Edge Of Tomorrow 8 Mile</text:p>
          </table:table-cell>
          <table:table-cell table:number-columns-repeated="6"/>
        </table:table-row>
        <table:table-row table:style-name="ro2">
          <table:table-cell table:style-name="ce4" office:value-type="string" calcext:value-type="string">
            <text:p>12/19/2015 8:31:40 PM</text:p>
          </table:table-cell>
          <table:table-cell table:style-name="ce4" office:value-type="string" calcext:value-type="string">
            <text:p>https://www.youtube.com/watch?v=SWh2XfMXQ9c</text:p>
          </table:table-cell>
          <table:table-cell table:style-name="ce4" office:value-type="string" calcext:value-type="string">
            <text:p>Ben Lionel Scott</text:p>
          </table:table-cell>
          <table:table-cell table:style-name="ce4" office:value-type="string" calcext:value-type="string">
            <text:p>EXPAND BY DEMAND - Motivational Video</text:p>
          </table:table-cell>
          <table:table-cell table:style-name="ce4" office:value-type="string" calcext:value-type="string">
            <text:p>http://benlionelscott.com/subscribe 👈 Download this video or audio version by subscribing on PayPal. First month is free! Cancel anytime. Follow here for daily motivational videos &amp; photos: http://instagram.com/benlionelscott Connect With Me! Like on Facebook: http://on.fb.me/1nDs7ys Follow my Tumblr Blog: http://bit.do/PgMC Twitter: http://bit.do/PgMq Instagram: http://bit.do/PgNg 500px: http://bit.do/PgNg - SPEAKERS Les Brown Tony Robbins Ray Lewis Eric Thomas Jordan Belfort Coach Jae Apollos Hester MOVIES USED Pursuit Of Happyness Her Click Goal VIDEOS USED Cam Newton in Straight to the Gym http://youtu.be/_vW6RLqiKLQ "Don't Quit" - The Giavanni Ruffin http://youtu.be/iC635INMvqA MUSIC 0:00 - "The Last Stand" - Shaun Taylor McManus (Piano Instrumental) 0:58 - Brand X Music - World Without End 2:27 - Mark Petrie - Kara Kul</text:p>
          </table:table-cell>
          <table:table-cell table:number-columns-repeated="6"/>
        </table:table-row>
        <table:table-row table:style-name="ro2">
          <table:table-cell table:style-name="ce3" office:value-type="string" calcext:value-type="string">
            <text:p>12/19/2015 8:31:40 PM</text:p>
          </table:table-cell>
          <table:table-cell office:value-type="string" calcext:value-type="string">
            <text:p>https://www.youtube.com/watch?v=Ck7CytzKuhg</text:p>
          </table:table-cell>
          <table:table-cell office:value-type="string" calcext:value-type="string">
            <text:p>Ben Lionel Scott</text:p>
          </table:table-cell>
          <table:table-cell office:value-type="string" calcext:value-type="string">
            <text:p>GREATNESS WITHIN - Motivational Video (ft. Les Brown)</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Connect With Me! Like on Facebook: http://on.fb.me/1nDs7ys Follow my Tumblr Blog: http://bit.do/PgMC Twitter: http://bit.do/PgMq Instagram: http://bit.do/PgNg 500px: http://bit.do/PgNg SPEAKER Les Brown - https://www.facebook.com/Brown.Les MOVIES USED Limitless Jobs Her 8 Mile Sherlock Holmes Secret Life of Walter Mitty MUSIC "Archangel" Sentinel - CMX "Unashamed" Exclusive - CMX Confidential Music: http://bit.ly/1vpjMTE</text:p>
          </table:table-cell>
          <table:table-cell table:number-columns-repeated="6"/>
        </table:table-row>
        <table:table-row table:style-name="ro2">
          <table:table-cell table:style-name="ce4" office:value-type="string" calcext:value-type="string">
            <text:p>12/19/2015 8:31:40 PM</text:p>
          </table:table-cell>
          <table:table-cell table:style-name="ce4" office:value-type="string" calcext:value-type="string">
            <text:p>https://www.youtube.com/watch?v=AjZ0KbJcav0</text:p>
          </table:table-cell>
          <table:table-cell table:style-name="ce4" office:value-type="string" calcext:value-type="string">
            <text:p>Ben Lionel Scott</text:p>
          </table:table-cell>
          <table:table-cell table:style-name="ce4" office:value-type="string" calcext:value-type="string">
            <text:p>BELIEVE IN YOURSELF - Motivational Video (ft. Jaret Grossman &amp; Eric Thomas)</text:p>
          </table:table-cell>
          <table:table-cell table:style-name="ce4" office:value-type="string" calcext:value-type="string">
            <text:p>http://benlionelscott.com/subscribe 👈 Download this video or audio version by subscribing on PayPal. First month is free! Cancel anytime. http://instagram.com/benlionelscott 👈 Follow here for daily motivational videos &amp; photos Speakers, Videos and Music within this video: SPEAKERS: 0:03 | Jaret Grossman 2:00 | Eric Thomas - VIDEOS USED: World War Z Hospital Scene https://www.youtube.com/watch?v=HcwTx... US NAVY SEAL's &amp; SWCC - Inspirational Video https://www.youtube.com/watch?v=pIzNa... Piano Video https://www.youtube.com/watch?v=0qKH8G7HpuE GoPro: HERO3+ Black Edition https://www.youtube.com/watch?v=3wbvp... Nike Commercial "Ordinary People" w/ Tidiani Sokoba https://www.youtube.com/watch?v=rtWcE... Nike Commercial: What's Your Motivation? https://www.youtube.com/watch?v=6uhCx... - MUSIC: 0:00 - Ludovico Einaudi: Nuvole Bianche 1:57 - Zack Hemsey - "The Way (Instrumental)</text:p>
          </table:table-cell>
          <table:table-cell table:number-columns-repeated="6"/>
        </table:table-row>
        <table:table-row table:style-name="ro2">
          <table:table-cell table:style-name="ce3" office:value-type="string" calcext:value-type="string">
            <text:p>12/19/2015 8:31:40 PM</text:p>
          </table:table-cell>
          <table:table-cell office:value-type="string" calcext:value-type="string">
            <text:p>https://www.youtube.com/watch?v=AvXBBgG_OSk</text:p>
          </table:table-cell>
          <table:table-cell office:value-type="string" calcext:value-type="string">
            <text:p>Ben Lionel Scott</text:p>
          </table:table-cell>
          <table:table-cell office:value-type="string" calcext:value-type="string">
            <text:p>CHASE YOUR PASSION - Motivation (Secret Life Of Walter Mitty Tribute)</text:p>
          </table:table-cell>
          <table:table-cell office:value-type="string" calcext:value-type="string">
            <text:p>http://benlionelscott.com/subscribe 👈 Download this video or audio version by subscribing on PayPal. First month is free! Cancel anytime. Follow here for daily motivational videos &amp; photos: http://instagram.com/benlionelscott "To see the world, things dangerous to come to, to see behind walls, draw closer, to find each other, and to feel. That is the purpose of life." Just a quick little tribute/motivational video for The Secret Life of Walter Mitty, which is personally one of my favourite movies for the concept behind it, which is to go and explore the world and break out of your comfort zone.</text:p>
          </table:table-cell>
          <table:table-cell table:number-columns-repeated="6"/>
        </table:table-row>
      </table:table>
      <table:named-expressions>
        <table:named-range table:name="HTML_1" table:base-cell-address="$Sheet1.$A$1" table:cell-range-address=".$A$1:.$K$119"/>
        <table:named-range table:name="HTML_all" table:base-cell-address="$Sheet1.$A$1" table:cell-range-address=".$A$1:.$K$119"/>
        <table:named-range table:name="HTML_tables" table:base-cell-address="$Sheet1.$A$1" table:cell-range-address=".$A$1:.$A$1"/>
        <table:named-range table:name="HTML__table1" table:base-cell-address="$Sheet1.$A$1" table:cell-range-address=".$A$1:.$K$11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24T09:10:22.695333865</dc:date>
    <meta:editing-duration>PT2M59S</meta:editing-duration>
    <meta:editing-cycles>1</meta:editing-cycles>
    <meta:document-statistic meta:table-count="1" meta:cell-count="591" meta:object-count="0"/>
    <meta:generator>LibreOffice/6.0.3.2$Linux_X86_64 LibreOffice_project/00m0$Build-2</meta:generator>
  </office:meta>
</office:document-meta>
</file>